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 style:family="paragraph" style:parent-style-name="Body" style:list-style-name="L1"/>
    <style:style style:name="P4" style:family="paragraph" style:parent-style-name="Body">
      <style:paragraph-properties fo:margin-left="0.0008in" fo:margin-right="0in" fo:margin-top="0in" fo:margin-bottom="0.0693in" fo:text-indent="0in" style:auto-text-indent="false"/>
    </style:style>
    <style:style style:name="P5" style:family="paragraph" style:parent-style-name="Body" style:list-style-name="WW8Num15">
      <style:paragraph-properties fo:margin-left="0.0008in" fo:margin-right="0in" fo:margin-top="0in" fo:margin-bottom="0.0693in" fo:text-indent="0in" style:auto-text-indent="false"/>
    </style:style>
    <style:style style:name="P6" style:family="paragraph" style:parent-style-name="Body">
      <style:paragraph-properties fo:margin-top="0in" fo:margin-bottom="0.0693in"/>
    </style:style>
    <style:style style:name="P7" style:family="paragraph" style:parent-style-name="CellBody">
      <style:paragraph-properties style:snap-to-layout-grid="false"/>
    </style:style>
    <style:style style:name="P8" style:family="paragraph" style:parent-style-name="Body">
      <style:paragraph-properties fo:margin-left="0in" fo:margin-right="0in" fo:text-indent="0in" style:auto-text-indent="false"/>
    </style:style>
    <style:style style:name="P9" style:family="paragraph" style:parent-style-name="Body">
      <style:paragraph-properties fo:margin-left="0.8752in" fo:margin-right="0in" fo:text-indent="0in" style:auto-text-indent="false"/>
    </style:style>
    <style:style style:name="P10" style:family="paragraph" style:parent-style-name="envelope_20_address">
      <style:text-properties fo:font-size="18pt" fo:font-weight="normal" style:font-size-asian="18pt" style:font-weight-asian="normal"/>
    </style:style>
    <style:style style:name="P11"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12" style:family="paragraph" style:parent-style-name="Body">
      <style:paragraph-properties fo:orphans="0" fo:widows="0"/>
    </style:style>
    <style:style style:name="P13" style:family="paragraph" style:parent-style-name="Body">
      <style:text-properties fo:font-weight="bold" style:font-weight-asian="bold"/>
    </style:style>
    <style:style style:name="P14" style:family="paragraph" style:parent-style-name="CellBody">
      <style:paragraph-properties style:snap-to-layout-grid="false"/>
    </style:style>
    <style:style style:name="P15" style:family="paragraph" style:parent-style-name="Body">
      <style:paragraph-properties fo:margin-left="0in" fo:margin-right="0in" fo:text-indent="0in" style:auto-text-indent="false"/>
    </style:style>
    <style:style style:name="P16" style:family="paragraph" style:parent-style-name="Body">
      <style:paragraph-properties fo:margin-left="0in" fo:margin-right="0in" fo:margin-top="0in" fo:margin-bottom="0in" fo:text-indent="0in" style:auto-text-indent="false"/>
    </style:style>
    <style:style style:name="P17" style:family="paragraph" style:parent-style-name="Body">
      <style:paragraph-properties fo:margin-left="0.8752in" fo:margin-right="0in" fo:text-indent="0in" style:auto-text-indent="false"/>
    </style:style>
    <style:style style:name="P18" style:family="paragraph" style:parent-style-name="Body">
      <style:paragraph-properties fo:margin-left="0.8752in" fo:margin-right="0in" fo:text-indent="0in" style:auto-text-indent="false"/>
      <style:text-properties fo:language="fr" fo:country="FR"/>
    </style:style>
    <style:style style:name="P19" style:family="paragraph" style:parent-style-name="Body">
      <style:paragraph-properties fo:margin-left="0.8752in" fo:margin-right="0in" fo:text-align="justify" style:justify-single-word="false" fo:text-indent="0in" style:auto-text-indent="false"/>
    </style:style>
    <style:style style:name="P20"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21" style:family="paragraph" style:parent-style-name="Body_20_Hidden">
      <style:text-properties fo:font-style="italic" style:font-style-asian="italic"/>
    </style:style>
    <style:style style:name="P22" style:family="paragraph" style:parent-style-name="Standard">
      <style:paragraph-properties fo:orphans="0" fo:widows="0"/>
      <style:text-properties fo:font-style="italic" style:font-style-asian="italic"/>
    </style:style>
    <style:style style:name="P23" style:family="paragraph" style:parent-style-name="Standard">
      <style:paragraph-properties fo:orphans="0" fo:widows="0"/>
      <style:text-properties fo:font-style="italic" fo:font-weight="bold" style:font-style-asian="italic" style:font-weight-asian="bold"/>
    </style:style>
    <style:style style:name="P24" style:family="paragraph" style:parent-style-name="Body">
      <style:paragraph-properties fo:margin-left="0.5909in" fo:margin-right="0in" fo:text-indent="0in" style:auto-text-indent="false"/>
    </style:style>
    <style:style style:name="P25" style:family="paragraph" style:parent-style-name="Body">
      <style:paragraph-properties fo:keep-with-next="always"/>
    </style:style>
    <style:style style:name="P26" style:family="paragraph" style:parent-style-name="_31_Heading">
      <style:paragraph-properties fo:margin-left="0.6in" fo:margin-right="0in" fo:text-indent="-0.6in" style:auto-text-indent="false"/>
    </style:style>
    <style:style style:name="P27"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28" style:family="paragraph" style:parent-style-name="Bullet">
      <style:text-properties fo:font-style="italic" style:font-style-asian="italic"/>
    </style:style>
    <style:style style:name="P29" style:family="paragraph" style:parent-style-name="Bullet">
      <style:paragraph-properties fo:orphans="0" fo:widows="0"/>
      <style:text-properties fo:font-style="italic" style:font-style-asian="italic"/>
    </style:style>
    <style:style style:name="P30" style:family="paragraph" style:parent-style-name="Bullet">
      <style:paragraph-properties>
        <style:tab-stops>
          <style:tab-stop style:position="-0.2in"/>
          <style:tab-stop style:position="0in"/>
          <style:tab-stop style:position="0.3in"/>
        </style:tab-stops>
      </style:paragraph-properties>
    </style:style>
    <style:style style:name="P31"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32" style:family="paragraph" style:parent-style-name="Bullet">
      <style:paragraph-properties fo:margin-left="0.8in" fo:margin-right="0in" fo:text-indent="-0.2374in" style:auto-text-indent="false"/>
      <style:text-properties fo:font-style="italic" style:font-style-asian="italic"/>
    </style:style>
    <style:style style:name="P33" style:family="paragraph" style:parent-style-name="Non-break-blank">
      <style:paragraph-properties fo:orphans="0" fo:widows="0"/>
      <style:text-properties fo:font-style="italic" style:font-style-asian="italic"/>
    </style:style>
    <style:style style:name="P34" style:family="paragraph" style:parent-style-name="New">
      <style:text-properties fo:language="fr" fo:country="FR"/>
    </style:style>
    <style:style style:name="P35" style:family="paragraph" style:parent-style-name="New">
      <style:text-properties fo:font-weight="bold" style:font-weight-asian="bold"/>
    </style:style>
    <style:style style:name="P36" style:family="paragraph" style:parent-style-name="CellHeading">
      <style:paragraph-properties fo:text-align="center" style:justify-single-word="false" style:snap-to-layout-grid="false"/>
    </style:style>
    <style:style style:name="P37" style:family="paragraph" style:parent-style-name="CellBody">
      <style:paragraph-properties fo:margin-top="0in" fo:margin-bottom="0in" fo:line-height="100%" fo:orphans="0" fo:widows="0"/>
    </style:style>
    <style:style style:name="P38" style:family="paragraph" style:parent-style-name="CBullet_20_-_20_Italic">
      <style:text-properties style:font-style-complex="normal"/>
    </style:style>
    <style:style style:name="P39"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40" style:family="paragraph" style:parent-style-name="Body" style:list-style-name="L1"/>
    <style:style style:name="P41" style:family="paragraph" style:parent-style-name="Body">
      <style:paragraph-properties fo:margin-left="0.0008in" fo:margin-right="0in" fo:margin-top="0in" fo:margin-bottom="0.0693in" fo:text-indent="0in" style:auto-text-indent="false"/>
    </style:style>
    <style:style style:name="P42" style:family="paragraph" style:parent-style-name="Body" style:list-style-name="WW8Num15">
      <style:paragraph-properties fo:margin-left="0.0008in" fo:margin-right="0in" fo:margin-top="0in" fo:margin-bottom="0.0693in" fo:text-indent="0in" style:auto-text-indent="false"/>
    </style:style>
    <style:style style:name="P43" style:family="paragraph" style:parent-style-name="Body">
      <style:paragraph-properties fo:margin-left="0in" fo:margin-right="0in" fo:text-indent="0in" style:auto-text-indent="false"/>
    </style:style>
    <style:style style:name="P44" style:family="paragraph" style:parent-style-name="Body" style:list-style-name="WW8Num25">
      <style:paragraph-properties fo:margin-left="0in" fo:margin-right="0in" fo:text-indent="0in" style:auto-text-indent="false"/>
    </style:style>
    <style:style style:name="P45" style:family="paragraph" style:parent-style-name="Body" style:list-style-name="WW8Num29">
      <style:paragraph-properties fo:margin-left="0in" fo:margin-right="0in" fo:text-indent="0in" style:auto-text-indent="false"/>
    </style:style>
    <style:style style:name="P46" style:family="paragraph" style:parent-style-name="Body" style:list-style-name="WW8Num4">
      <style:paragraph-properties fo:margin-left="0in" fo:margin-right="0in" fo:text-indent="0in" style:auto-text-indent="false"/>
    </style:style>
    <style:style style:name="P47" style:family="paragraph" style:parent-style-name="Body">
      <style:paragraph-properties fo:margin-top="0in" fo:margin-bottom="0.0693in"/>
    </style:style>
    <style:style style:name="P48" style:family="paragraph" style:parent-style-name="Body">
      <style:paragraph-properties fo:margin-left="0.8752in" fo:margin-right="0in" fo:text-indent="0in" style:auto-text-indent="false"/>
    </style:style>
    <style:style style:name="P49" style:family="paragraph" style:parent-style-name="Heading_20_1">
      <style:paragraph-properties fo:orphans="0" fo:widows="0"/>
      <style:text-properties fo:font-style="italic" style:font-style-asian="italic"/>
    </style:style>
    <style:style style:name="P50" style:family="paragraph" style:parent-style-name="Heading_20_1">
      <style:paragraph-properties fo:break-before="page"/>
    </style:style>
    <style:style style:name="P51" style:family="paragraph" style:parent-style-name="Heading_20_2">
      <style:paragraph-properties fo:orphans="0" fo:widows="0"/>
      <style:text-properties fo:font-style="italic" style:font-style-asian="italic"/>
    </style:style>
    <style:style style:name="P52" style:family="paragraph" style:parent-style-name="Heading_20_3">
      <style:paragraph-properties fo:orphans="0" fo:widows="0"/>
      <style:text-properties fo:font-style="italic" fo:font-weight="bold" style:font-style-asian="italic" style:font-weight-asian="bold"/>
    </style:style>
    <style:style style:name="P53" style:family="paragraph" style:parent-style-name="Heading_20_3">
      <style:paragraph-properties fo:keep-with-next="auto"/>
    </style:style>
    <style:style style:name="P54"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55"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56"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57"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58"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59"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60" style:family="paragraph" style:parent-style-name="CellBody">
      <style:paragraph-properties style:snap-to-layout-grid="false"/>
    </style:style>
    <style:style style:name="P61" style:family="paragraph" style:parent-style-name="envelope_20_address" style:master-page-name="Standard">
      <style:paragraph-properties style:page-number="auto"/>
    </style:style>
    <style:style style:name="P62" style:family="paragraph" style:parent-style-name="envelope_20_address">
      <style:text-properties fo:font-size="18pt" fo:font-weight="normal" style:font-size-asian="18pt" style:font-weight-asian="normal"/>
    </style:style>
    <style:style style:name="P63" style:family="paragraph" style:parent-style-name="Subbullet">
      <style:paragraph-properties>
        <style:tab-stops>
          <style:tab-stop style:position="0.9937in"/>
          <style:tab-stop style:position="1.0547in"/>
        </style:tab-stops>
      </style:paragraph-properties>
    </style:style>
    <style:style style:name="T1" style:family="text"/>
    <style:style style:name="T2"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3"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4"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5"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6"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7" style:family="text">
      <style:text-properties fo:language="fr" fo:country="FR"/>
    </style:style>
    <style:style style:name="T8" style:family="text">
      <style:text-properties fo:language="fr" fo:country="FR" fo:font-style="italic" style:font-style-asian="italic"/>
    </style:style>
    <style:style style:name="T9" style:family="text">
      <style:text-properties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font-style-asian="italic" style:font-size-complex="12pt"/>
    </style:style>
    <style:style style:name="T13" style:family="text">
      <style:text-properties fo:font-style="italic" fo:font-weight="bold" style:font-style-asian="italic" style:font-weight-asian="bold"/>
    </style:style>
    <style:style style:name="T14" style:family="text">
      <style:text-properties style:font-name="Times"/>
    </style:style>
    <style:style style:name="T15" style:family="text">
      <style:text-properties style:font-name="Times" fo:font-style="italic" style:font-style-asian="italic"/>
    </style:style>
    <style:style style:name="T16" style:family="text">
      <style:text-properties style:font-name="Times" fo:font-weight="bold" style:font-weight-asian="bold"/>
    </style:style>
    <style:style style:name="T17" style:family="text">
      <style:text-properties style:font-name="Times" fo:font-style="normal" fo:font-weight="bold" style:font-style-asian="normal" style:font-weight-asian="bold"/>
    </style:style>
    <style:style style:name="T18" style:family="text">
      <style:text-properties fo:font-size="11pt" fo:font-style="italic" style:font-size-asian="11pt" style:font-style-asian="italic"/>
    </style:style>
    <style:style style:name="T19" style:family="text">
      <style:text-properties fo:font-size="11pt" style:font-size-asian="11pt"/>
    </style:style>
    <style:style style:name="T20" style:family="text">
      <style:text-properties style:font-name="Courier" fo:font-style="italic" fo:font-weight="bold" style:font-style-asian="italic" style:font-weight-asian="bold"/>
    </style:style>
    <style:style style:name="T21" style:family="text">
      <style:text-properties style:font-name="Courier" fo:font-weight="bold" style:font-weight-asian="bold"/>
    </style:style>
    <style:style style:name="T22" style:family="text">
      <style:text-properties style:text-underline-style="solid" style:text-underline-width="auto" style:text-underline-color="font-color"/>
    </style:style>
    <style:style style:name="T23" style:family="text">
      <style:text-properties fo:font-style="normal" style:font-style-asian="normal"/>
    </style:style>
    <style:style style:name="T24" style:family="text">
      <style:text-properties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tracked-changes>
        <text:changed-region text:id="ct367260144">
          <text:insertion>
            <office:change-info>
              <dc:creator>Johnny Willemsen</dc:creator>
              <dc:date>2010-08-12T20:05:00</dc:date>
            </office:change-info>
          </text:insertion>
        </text:changed-region>
        <text:changed-region text:id="ct367260432">
          <text:deletion>
            <office:change-info>
              <dc:creator>Johnny Willemsen</dc:creator>
              <dc:date>2010-08-05T15:04:00</dc:date>
            </office:change-info>
            <text:p text:style-name="P1">Native</text:p>
          </text:deletion>
        </text:changed-region>
        <text:changed-region text:id="ct367211408">
          <text:deletion>
            <office:change-info>
              <dc:creator>Johnny Willemsen</dc:creator>
              <dc:date>2010-08-10T14:47:00</dc:date>
            </office:change-info>
            <text:p text:style-name="P1"><text:s/>C++ Language </text:p>
          </text:deletion>
        </text:changed-region>
        <text:changed-region text:id="ct367261280">
          <text:deletion>
            <office:change-info>
              <dc:creator>Johnny Willemsen</dc:creator>
              <dc:date>2010-08-05T15:04:00</dc:date>
            </office:change-info>
            <text:p text:style-name="P1">DDS </text:p>
          </text:deletion>
        </text:changed-region>
        <text:changed-region text:id="ct367260336">
          <text:deletion>
            <office:change-info>
              <dc:creator>Johnny Willemsen</dc:creator>
              <dc:date>2010-08-10T14:47:00</dc:date>
            </office:change-info>
            <text:p text:style-name="P1">PSM</text:p>
          </text:deletion>
        </text:changed-region>
        <text:changed-region text:id="ct367260240">
          <text:deletion>
            <office:change-info>
              <dc:creator>Johnny Willemsen</dc:creator>
              <dc:date>2010-08-12T20:05:00</dc:date>
            </office:change-info>
            <text:p text:style-name="P1"/>
            <text:p text:style-name="P1"/>
          </text:deletion>
        </text:changed-region>
        <text:changed-region text:id="ct367260528">
          <text:insertion>
            <office:change-info>
              <dc:creator>Johnny Willemsen</dc:creator>
              <dc:date>2010-08-12T20:05:00</dc:date>
            </office:change-info>
          </text:insertion>
        </text:changed-region>
        <text:changed-region text:id="ct367303136">
          <text:insertion>
            <office:change-info>
              <dc:creator>Johnny Willemsen</dc:creator>
              <dc:date>2010-08-10T14:47:00</dc:date>
            </office:change-info>
          </text:insertion>
        </text:changed-region>
        <text:changed-region text:id="ct367303232">
          <text:insertion>
            <office:change-info>
              <dc:creator>Johnny Willemsen</dc:creator>
              <dc:date>2010-08-12T20:05:00</dc:date>
            </office:change-info>
          </text:insertion>
        </text:changed-region>
        <text:changed-region text:id="ct367303328">
          <text:insertion>
            <office:change-info>
              <dc:creator>Johnny Willemsen</dc:creator>
              <dc:date>2010-08-05T15:04:00</dc:date>
            </office:change-info>
          </text:insertion>
        </text:changed-region>
        <text:changed-region text:id="ct367260624">
          <text:deletion>
            <office:change-info>
              <dc:creator>Johnny Willemsen</dc:creator>
              <dc:date>2010-08-05T15:04:00</dc:date>
            </office:change-info>
            <text:p text:style-name="New">08</text:p>
          </text:deletion>
        </text:changed-region>
        <text:changed-region text:id="ct367303488">
          <text:deletion>
            <office:change-info>
              <dc:creator>Johnny Willemsen</dc:creator>
              <dc:date>2010-08-05T15:04:00</dc:date>
            </office:change-info>
            <text:p text:style-name="New">03</text:p>
          </text:deletion>
        </text:changed-region>
        <text:changed-region text:id="ct367303648">
          <text:deletion>
            <office:change-info>
              <dc:creator>Johnny Willemsen</dc:creator>
              <dc:date>2010-08-05T15:04:00</dc:date>
            </office:change-info>
            <text:p text:style-name="New">04</text:p>
          </text:deletion>
        </text:changed-region>
        <text:changed-region text:id="ct367260784">
          <text:insertion>
            <office:change-info>
              <dc:creator>Johnny Willemsen</dc:creator>
              <dc:date>2010-08-12T20:06:00</dc:date>
            </office:change-info>
          </text:insertion>
        </text:changed-region>
        <text:changed-region text:id="ct367303904">
          <text:insertion>
            <office:change-info>
              <dc:creator>Johnny Willemsen</dc:creator>
              <dc:date>2010-08-10T14:47:00</dc:date>
            </office:change-info>
          </text:insertion>
        </text:changed-region>
        <text:changed-region text:id="ct367260880">
          <text:insertion>
            <office:change-info>
              <dc:creator>Johnny Willemsen</dc:creator>
              <dc:date>2010-08-10T14:48:00</dc:date>
            </office:change-info>
          </text:insertion>
        </text:changed-region>
        <text:changed-region text:id="ct367304064">
          <text:insertion>
            <office:change-info>
              <dc:creator>Johnny Willemsen</dc:creator>
              <dc:date>2010-08-12T20:06:00</dc:date>
            </office:change-info>
          </text:insertion>
        </text:changed-region>
        <text:changed-region text:id="ct367262496">
          <text:insertion>
            <office:change-info>
              <dc:creator>Johnny Willemsen</dc:creator>
              <dc:date>2010-08-05T15:06:00</dc:date>
            </office:change-info>
          </text:insertion>
        </text:changed-region>
        <text:changed-region text:id="ct367304256">
          <text:deletion>
            <office:change-info>
              <dc:creator>Johnny Willemsen</dc:creator>
              <dc:date>2010-08-05T15:06:00</dc:date>
            </office:change-info>
            <text:p text:style-name="Body">The Data Distribution Service for Real-time Systems<text:span text:style-name="Footnote_20_Symbol"><text:note text:id="ftn1" text:note-class="footnote"><text:note-citation>1</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367304384">
          <text:insertion>
            <office:change-info>
              <dc:creator>Johnny Willemsen</dc:creator>
              <dc:date>2010-08-10T14:48:00</dc:date>
            </office:change-info>
          </text:insertion>
        </text:changed-region>
        <text:changed-region text:id="ct367262592">
          <text:insertion>
            <office:change-info>
              <dc:creator>Johnny Willemsen</dc:creator>
              <dc:date>2010-08-10T14:49:00</dc:date>
            </office:change-info>
          </text:insertion>
        </text:changed-region>
        <text:changed-region text:id="ct367261440">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367274512">
          <text:deletion>
            <office:change-info>
              <dc:creator>Johnny Willemsen</dc:creator>
              <dc:date>2010-08-10T14:32:00</dc:date>
            </office:change-info>
            <text:p text:style-name="CBullet"><text:s/></text:p>
          </text:deletion>
        </text:changed-region>
        <text:changed-region text:id="ct367854848">
          <text:insertion>
            <office:change-info>
              <dc:creator>Johnny Willemsen</dc:creator>
              <dc:date>2010-08-10T14:54:00</dc:date>
            </office:change-info>
          </text:insertion>
        </text:changed-region>
        <text:changed-region text:id="ct367854704">
          <text:insertion>
            <office:change-info>
              <dc:creator>Unknown Author</dc:creator>
              <dc:date>2010-08-17T19:58:00</dc:date>
            </office:change-info>
          </text:insertion>
        </text:changed-region>
        <text:changed-region text:id="ct367858448">
          <text:insertion>
            <office:change-info>
              <dc:creator>Johnny Willemsen</dc:creator>
              <dc:date>2010-08-10T14:54:00</dc:date>
            </office:change-info>
          </text:insertion>
        </text:changed-region>
        <text:changed-region text:id="ct367304576">
          <text:insertion>
            <office:change-info>
              <dc:creator>Unknown Author</dc:creator>
              <dc:date>2010-08-17T19:59:00</dc:date>
            </office:change-info>
          </text:insertion>
        </text:changed-region>
        <text:changed-region text:id="ct367858544">
          <text:insertion>
            <office:change-info>
              <dc:creator>Johnny Willemsen</dc:creator>
              <dc:date>2010-08-10T14:54:00</dc:date>
            </office:change-info>
          </text:insertion>
        </text:changed-region>
        <text:changed-region text:id="ct367306768">
          <text:deletion>
            <office:change-info>
              <dc:creator>Unknown Author</dc:creator>
              <dc:date>2010-08-17T19:58:00</dc:date>
            </office:change-info>
            <text:p text:style-name="Body">do need</text:p>
          </text:deletion>
        </text:changed-region>
        <text:changed-region text:id="ct367306896">
          <text:insertion>
            <office:change-info>
              <dc:creator>Unknown Author</dc:creator>
              <dc:date>2010-08-17T19:59:00</dc:date>
            </office:change-info>
          </text:insertion>
        </text:changed-region>
        <text:changed-region text:id="ct367307168">
          <text:deletion>
            <office:change-info>
              <dc:creator>Unknown Author</dc:creator>
              <dc:date>2010-08-17T19:59:00</dc:date>
            </office:change-info>
            <text:p text:style-name="Body"><text:s/>a</text:p>
          </text:deletion>
        </text:changed-region>
        <text:changed-region text:id="ct367858640">
          <text:insertion>
            <office:change-info>
              <dc:creator>Unknown Author</dc:creator>
              <dc:date>2010-08-17T19:59:00</dc:date>
            </office:change-info>
          </text:insertion>
        </text:changed-region>
        <text:changed-region text:id="ct367307392">
          <text:insertion>
            <office:change-info>
              <dc:creator>Johnny Willemsen</dc:creator>
              <dc:date>2010-08-10T14:54:00</dc:date>
            </office:change-info>
          </text:insertion>
        </text:changed-region>
        <text:changed-region text:id="ct367858736">
          <text:deletion>
            <office:change-info>
              <dc:creator>Unknown Author</dc:creator>
              <dc:date>2010-08-17T19:59:00</dc:date>
            </office:change-info>
            <text:p text:style-name="Body"><text:s/></text:p>
          </text:deletion>
        </text:changed-region>
        <text:changed-region text:id="ct367307488">
          <text:deletion>
            <office:change-info>
              <dc:creator>Unknown Author</dc:creator>
              <dc:date>2010-08-17T19:58:00</dc:date>
            </office:change-info>
            <text:p text:style-name="Body">solution where a</text:p>
          </text:deletion>
        </text:changed-region>
        <text:changed-region text:id="ct367307712">
          <text:insertion>
            <office:change-info>
              <dc:creator>Johnny Willemsen</dc:creator>
              <dc:date>2010-08-10T14:54:00</dc:date>
            </office:change-info>
          </text:insertion>
        </text:changed-region>
        <text:changed-region text:id="ct367307840">
          <text:insertion>
            <office:change-info>
              <dc:creator>Unknown Author</dc:creator>
              <dc:date>2010-08-17T19:58:00</dc:date>
            </office:change-info>
          </text:insertion>
        </text:changed-region>
        <text:changed-region text:id="ct367858832">
          <text:insertion>
            <office:change-info>
              <dc:creator>Johnny Willemsen</dc:creator>
              <dc:date>2010-08-10T14:54:00</dc:date>
            </office:change-info>
          </text:insertion>
        </text:changed-region>
        <text:changed-region text:id="ct367308000">
          <text:insertion>
            <office:change-info>
              <dc:creator>Unknown Author</dc:creator>
              <dc:date>2010-08-17T19:59:00</dc:date>
            </office:change-info>
          </text:insertion>
        </text:changed-region>
        <text:changed-region text:id="ct367308128">
          <text:deletion>
            <office:change-info>
              <dc:creator>Unknown Author</dc:creator>
              <dc:date>2010-08-17T19:59:00</dc:date>
            </office:change-info>
            <text:p text:style-name="Body"><text:s/>can be made to another component</text:p>
          </text:deletion>
        </text:changed-region>
        <text:changed-region text:id="ct367858928">
          <text:insertion>
            <office:change-info>
              <dc:creator>Johnny Willemsen</dc:creator>
              <dc:date>2010-08-10T14:54:00</dc:date>
            </office:change-info>
          </text:insertion>
        </text:changed-region>
        <text:changed-region text:id="ct367308352">
          <text:deletion>
            <office:change-info>
              <dc:creator>Johnny Willemsen</dc:creator>
              <dc:date>2010-08-10T15:08:00</dc:date>
            </office:change-info>
            <text:p text:style-name="Body"><text:span text:style-name="T2"><text:s/></text:span></text:p>
          </text:deletion>
        </text:changed-region>
        <text:changed-region text:id="ct367306592">
          <text:insertion>
            <office:change-info>
              <dc:creator>Unknown Author</dc:creator>
              <dc:date>2010-08-17T20:00:00</dc:date>
            </office:change-info>
          </text:insertion>
        </text:changed-region>
        <text:changed-region text:id="ct367859360">
          <text:format-change>
            <office:change-info>
              <dc:creator>Unknown Author</dc:creator>
              <dc:date>2010-08-17T20:00:00</dc:date>
            </office:change-info>
          </text:format-change>
        </text:changed-region>
        <text:changed-region text:id="ct367859600">
          <text:insertion>
            <office:change-info>
              <dc:creator>Unknown Author</dc:creator>
              <dc:date>2010-08-17T20:00:00</dc:date>
            </office:change-info>
          </text:insertion>
        </text:changed-region>
        <text:changed-region text:id="ct367859856">
          <text:insertion>
            <office:change-info>
              <dc:creator>Unknown Author</dc:creator>
              <dc:date>2010-08-17T20:01:00</dc:date>
            </office:change-info>
          </text:insertion>
        </text:changed-region>
        <text:changed-region text:id="ct367859952">
          <text:deletion>
            <office:change-info>
              <dc:creator>Unknown Author</dc:creator>
              <dc:date>2010-08-17T20:01:00</dc:date>
            </office:change-info>
            <text:p text:style-name="Body"><text:span text:style-name="T2">Currently application programmers do need to implement their own proprietary solution in order to achieve this</text:span></text:p>
          </text:deletion>
        </text:changed-region>
        <text:changed-region text:id="ct367859024">
          <text:insertion>
            <office:change-info>
              <dc:creator>Johnny Willemsen</dc:creator>
              <dc:date>2010-08-10T15:08:00</dc:date>
            </office:change-info>
          </text:insertion>
        </text:changed-region>
        <text:changed-region text:id="ct367309360">
          <text:insertion>
            <office:change-info>
              <dc:creator>Unknown Author</dc:creator>
              <dc:date>2010-08-17T20:01:00</dc:date>
            </office:change-info>
          </text:insertion>
        </text:changed-region>
        <text:changed-region text:id="ct367309456">
          <text:insertion>
            <office:change-info>
              <dc:creator>Johnny Willemsen</dc:creator>
              <dc:date>2010-08-10T15:08:00</dc:date>
            </office:change-info>
          </text:insertion>
        </text:changed-region>
        <text:changed-region text:id="ct367309552">
          <text:insertion>
            <office:change-info>
              <dc:creator>Unknown Author</dc:creator>
              <dc:date>2010-08-17T20:01:00</dc:date>
            </office:change-info>
          </text:insertion>
        </text:changed-region>
        <text:changed-region text:id="ct367311728">
          <text:insertion>
            <office:change-info>
              <dc:creator>Johnny Willemsen</dc:creator>
              <dc:date>2010-08-10T15:08:00</dc:date>
            </office:change-info>
          </text:insertion>
        </text:changed-region>
        <text:changed-region text:id="ct367311824">
          <text:insertion>
            <office:change-info>
              <dc:creator>Unknown Author</dc:creator>
              <dc:date>2010-08-17T20:01:00</dc:date>
            </office:change-info>
          </text:insertion>
        </text:changed-region>
        <text:changed-region text:id="ct367311920">
          <text:insertion>
            <office:change-info>
              <dc:creator>Unknown Author</dc:creator>
              <dc:date>2010-08-17T20:02:00</dc:date>
            </office:change-info>
          </text:insertion>
        </text:changed-region>
        <text:changed-region text:id="ct367312240">
          <text:deletion>
            <office:change-info>
              <dc:creator>Unknown Author</dc:creator>
              <dc:date>2010-08-17T20:02:00</dc:date>
            </office:change-info>
            <text:p text:style-name="P2"><text:s/>not extend the standard CCM specification but must use the connector concept as introduced with the DDS4CCM specification.</text:p>
          </text:deletion>
        </text:changed-region>
        <text:changed-region text:id="ct367312112">
          <text:deletion>
            <office:change-info>
              <dc:creator>Unknown Author</dc:creator>
              <dc:date>2010-08-17T20:01:00</dc:date>
            </office:change-info>
            <text:p text:style-name="P2">may</text:p>
          </text:deletion>
        </text:changed-region>
        <text:changed-region text:id="ct367312016">
          <text:deletion>
            <office:change-info>
              <dc:creator>Unknown Author</dc:creator>
              <dc:date>2010-08-17T20:02:00</dc:date>
            </office:change-info>
            <text:p text:style-name="P2">The solution </text:p>
          </text:deletion>
        </text:changed-region>
        <text:changed-region text:id="ct367308448">
          <text:insertion>
            <office:change-info>
              <dc:creator>Johnny Willemsen</dc:creator>
              <dc:date>2010-08-10T15:08:00</dc:date>
            </office:change-info>
          </text:insertion>
        </text:changed-region>
        <text:changed-region text:id="ct367312496">
          <text:deletion>
            <office:change-info>
              <dc:creator>Unknown Author</dc:creator>
              <dc:date>2010-08-17T20:02:00</dc:date>
            </office:change-info>
            <text:p text:style-name="Body"><text:span text:style-name="T2">The solution</text:span></text:p>
          </text:deletion>
        </text:changed-region>
        <text:changed-region text:id="ct367308960">
          <text:insertion>
            <office:change-info>
              <dc:creator>Unknown Author</dc:creator>
              <dc:date>2010-08-17T20:02:00</dc:date>
            </office:change-info>
          </text:insertion>
        </text:changed-region>
        <text:changed-region text:id="ct367860112">
          <text:insertion>
            <office:change-info>
              <dc:creator>Unknown Author</dc:creator>
              <dc:date>2010-08-17T20:04:00</dc:date>
            </office:change-info>
          </text:insertion>
        </text:changed-region>
        <text:changed-region text:id="ct367860272">
          <text:insertion>
            <office:change-info>
              <dc:creator>Johnny Willemsen</dc:creator>
              <dc:date>2010-08-10T15:08:00</dc:date>
            </office:change-info>
          </text:insertion>
        </text:changed-region>
        <text:changed-region text:id="ct367860448">
          <text:deletion>
            <office:change-info>
              <dc:creator>Unknown Author</dc:creator>
              <dc:date>2010-08-17T20:03:00</dc:date>
            </office:change-info>
            <text:p text:style-name="Body"><text:span text:style-name="T2">but</text:span></text:p>
          </text:deletion>
        </text:changed-region>
        <text:changed-region text:id="ct367860640">
          <text:insertion>
            <office:change-info>
              <dc:creator>Unknown Author</dc:creator>
              <dc:date>2010-08-17T20:03:00</dc:date>
            </office:change-info>
          </text:insertion>
        </text:changed-region>
        <text:changed-region text:id="ct367860736">
          <text:deletion>
            <office:change-info>
              <dc:creator>Unknown Author</dc:creator>
              <dc:date>2010-08-17T20:03:00</dc:date>
            </office:change-info>
            <text:p text:style-name="Body"><text:span text:style-name="T2"><text:s/>shouldn't prevent the usage of</text:span></text:p>
          </text:deletion>
        </text:changed-region>
        <text:changed-region text:id="ct367860928">
          <text:insertion>
            <office:change-info>
              <dc:creator>Johnny Willemsen</dc:creator>
              <dc:date>2010-08-10T15:08:00</dc:date>
            </office:change-info>
          </text:insertion>
        </text:changed-region>
        <text:changed-region text:id="ct367861184">
          <text:insertion>
            <office:change-info>
              <dc:creator>Unknown Author</dc:creator>
              <dc:date>2010-08-17T20:13:00</dc:date>
            </office:change-info>
          </text:insertion>
        </text:changed-region>
        <text:changed-region text:id="ct367861440">
          <text:insertion>
            <office:change-info>
              <dc:creator>Johnny Willemsen</dc:creator>
              <dc:date>2010-08-10T15:08:00</dc:date>
            </office:change-info>
          </text:insertion>
        </text:changed-region>
        <text:changed-region text:id="ct367861536">
          <text:deletion>
            <office:change-info>
              <dc:creator>Unknown Author</dc:creator>
              <dc:date>2010-08-17T20:05:00</dc:date>
            </office:change-info>
            <text:p text:style-name="Body"><text:span text:style-name="T2">implementations</text:span></text:p>
          </text:deletion>
        </text:changed-region>
        <text:changed-region text:id="ct367861728">
          <text:insertion>
            <office:change-info>
              <dc:creator>Unknown Author</dc:creator>
              <dc:date>2010-08-17T20:05:00</dc:date>
            </office:change-info>
          </text:insertion>
        </text:changed-region>
        <text:changed-region text:id="ct367861984">
          <text:insertion>
            <office:change-info>
              <dc:creator>Johnny Willemsen</dc:creator>
              <dc:date>2010-08-10T15:08:00</dc:date>
            </office:change-info>
          </text:insertion>
        </text:changed-region>
        <text:changed-region text:id="ct367862080">
          <text:deletion>
            <office:change-info>
              <dc:creator>Unknown Author</dc:creator>
              <dc:date>2010-08-17T20:13:00</dc:date>
            </office:change-info>
            <text:p text:style-name="Body"><text:span text:style-name="T2">the</text:span></text:p>
          </text:deletion>
        </text:changed-region>
        <text:changed-region text:id="ct367862272">
          <text:insertion>
            <office:change-info>
              <dc:creator>Johnny Willemsen</dc:creator>
              <dc:date>2010-08-10T15:08:00</dc:date>
            </office:change-info>
          </text:insertion>
        </text:changed-region>
        <text:changed-region text:id="ct367862368">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1791147245"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367312592">
          <text:insertion>
            <office:change-info>
              <dc:creator>Johnny Willemsen</dc:creator>
              <dc:date>2010-08-10T14:41:00</dc:date>
            </office:change-info>
          </text:insertion>
        </text:changed-region>
        <text:changed-region text:id="ct367861024">
          <text:deletion>
            <office:change-info>
              <dc:creator>Johnny Willemsen</dc:creator>
              <dc:date>2010-08-10T14:41:00</dc:date>
            </office:change-info>
            <text:p text:style-name="Body">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p>
          </text:deletion>
        </text:changed-region>
        <text:changed-region text:id="ct367314368">
          <text:insertion>
            <office:change-info>
              <dc:creator>Johnny Willemsen</dc:creator>
              <dc:date>2010-08-10T15:11:00</dc:date>
            </office:change-info>
          </text:insertion>
        </text:changed-region>
        <text:changed-region text:id="ct367240672">
          <text:deletion>
            <office:change-info>
              <dc:creator>Johnny Willemsen</dc:creator>
              <dc:date>2010-08-10T14:41:00</dc:date>
            </office:change-info>
            <text:list xml:id="list76301032" text:style-name="L1">
              <text:list-item>
                <text:p text:style-name="P3">More specifically: </text:p>
              </text:list-item>
              <text:list-item>
                <text:p text:style-name="P3"/>
              </text:list-item>
            </text:list>
          </text:deletion>
        </text:changed-region>
        <text:changed-region text:id="ct367312960">
          <text:insertion>
            <office:change-info>
              <dc:creator>Johnny Willemsen</dc:creator>
              <dc:date>2010-08-10T15:11:00</dc:date>
            </office:change-info>
          </text:insertion>
        </text:changed-region>
        <text:changed-region text:id="ct367313632">
          <text:insertion>
            <office:change-info>
              <dc:creator>Unknown Author</dc:creator>
              <dc:date>2010-08-17T20:06:00</dc:date>
            </office:change-info>
          </text:insertion>
        </text:changed-region>
        <text:changed-region text:id="ct367312720">
          <text:insertion>
            <office:change-info>
              <dc:creator>Johnny Willemsen</dc:creator>
              <dc:date>2010-08-10T15:11:00</dc:date>
            </office:change-info>
          </text:insertion>
        </text:changed-region>
        <text:changed-region text:id="ct367325664">
          <text:deletion>
            <office:change-info>
              <dc:creator>Johnny Willemsen</dc:creator>
              <dc:date>2010-08-10T15:11:00</dc:date>
            </office:change-info>
            <text:p text:style-name="Body">The new </text:p>
          </text:deletion>
        </text:changed-region>
        <text:changed-region text:id="ct367325472">
          <text:deletion>
            <office:change-info>
              <dc:creator>Johnny Willemsen</dc:creator>
              <dc:date>2010-08-10T14:42:00</dc:date>
            </office:change-info>
            <text:p text:style-name="Body">PSMs</text:p>
          </text:deletion>
        </text:changed-region>
        <text:changed-region text:id="ct367313456">
          <text:deletion>
            <office:change-info>
              <dc:creator>Johnny Willemsen</dc:creator>
              <dc:date>2010-08-10T15:11:00</dc:date>
            </office:change-info>
            <text:p text:style-name="Body"><text:s/>should be functionally equivalent to the existing </text:p>
          </text:deletion>
        </text:changed-region>
        <text:changed-region text:id="ct367324144">
          <text:deletion>
            <office:change-info>
              <dc:creator>Johnny Willemsen</dc:creator>
              <dc:date>2010-08-10T14:42:00</dc:date>
            </office:change-info>
            <text:p text:style-name="Body">PSM</text:p>
          </text:deletion>
        </text:changed-region>
        <text:changed-region text:id="ct367313360">
          <text:deletion>
            <office:change-info>
              <dc:creator>Johnny Willemsen</dc:creator>
              <dc:date>2010-08-10T15:11:00</dc:date>
            </office:change-info>
            <text:p text:style-name="Body">. While the syntax may change, the application should be able to accomplish exactly the same tasks as using the existing </text:p>
          </text:deletion>
        </text:changed-region>
        <text:changed-region text:id="ct367320160">
          <text:deletion>
            <office:change-info>
              <dc:creator>Johnny Willemsen</dc:creator>
              <dc:date>2010-08-10T14:42:00</dc:date>
            </office:change-info>
            <text:p text:style-name="Body">PSM</text:p>
          </text:deletion>
        </text:changed-region>
        <text:changed-region text:id="ct367312816">
          <text:deletion>
            <office:change-info>
              <dc:creator>Johnny Willemsen</dc:creator>
              <dc:date>2010-08-10T15:11:00</dc:date>
            </office:change-info>
            <text:p text:style-name="Body">.</text:p>
          </text:deletion>
        </text:changed-region>
        <text:changed-region text:id="ct367325920">
          <text:deletion>
            <office:change-info>
              <dc:creator>Johnny Willemsen</dc:creator>
              <dc:date>2010-08-10T15:11:00</dc:date>
            </office:change-info>
            <text:p text:style-name="P4">Applications programmed using different </text:p>
          </text:deletion>
        </text:changed-region>
        <text:changed-region text:id="ct367863616">
          <text:deletion>
            <office:change-info>
              <dc:creator>Johnny Willemsen</dc:creator>
              <dc:date>2010-08-10T14:42:00</dc:date>
            </office:change-info>
            <text:p text:style-name="P4">PSMs</text:p>
          </text:deletion>
        </text:changed-region>
        <text:changed-region text:id="ct367863360">
          <text:deletion>
            <office:change-info>
              <dc:creator>Johnny Willemsen</dc:creator>
              <dc:date>2010-08-10T15:11:00</dc:date>
            </office:change-info>
            <text:p text:style-name="P4"><text:s/>should interoperate transparently, i.e., an application that communicates with another one should have no awareness, other than informational, of what PSM the peer application is using. </text:p>
          </text:deletion>
        </text:changed-region>
        <text:changed-region text:id="ct367863712">
          <text:insertion>
            <office:change-info>
              <dc:creator>Johnny Willemsen</dc:creator>
              <dc:date>2010-08-12T20:15:00</dc:date>
            </office:change-info>
          </text:insertion>
        </text:changed-region>
        <text:changed-region text:id="ct367326288">
          <text:insertion>
            <office:change-info>
              <dc:creator>Johnny Willemsen</dc:creator>
              <dc:date>2010-08-16T16:29:00</dc:date>
            </office:change-info>
          </text:insertion>
        </text:changed-region>
        <text:changed-region text:id="ct367863808">
          <text:deletion>
            <office:change-info>
              <dc:creator>Johnny Willemsen</dc:creator>
              <dc:date>2010-08-10T14:42:00</dc:date>
            </office:change-info>
            <text:list xml:id="list1286932512" text:style-name="WW8Num15">
              <text:list-item>
                <text:p text:style-name="P5">The new PSMs should be derivable from the PIM by following a fairly small set of rules which should be described for each PSM.</text:p>
              </text:list-item>
              <text:list-item>
                <text:p text:style-name="P5">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5">The new programming-language PSMs should be described using the ‘common’ or ‘accepted’ idioms for that programming language, e.g., header files in C++.</text:p>
              </text:list-item>
              <text:list-item>
                <text:p text:style-name="P5"/>
              </text:list-item>
            </text:list>
          </text:deletion>
        </text:changed-region>
        <text:changed-region text:id="ct367326672">
          <text:deletion>
            <office:change-info>
              <dc:creator>Johnny Willemsen</dc:creator>
              <dc:date>2010-08-10T15:12:00</dc:date>
            </office:change-info>
            <text:p text:style-name="P4">The new </text:p>
          </text:deletion>
        </text:changed-region>
        <text:changed-region text:id="ct367326480">
          <text:deletion>
            <office:change-info>
              <dc:creator>Johnny Willemsen</dc:creator>
              <dc:date>2010-08-10T14:42:00</dc:date>
            </office:change-info>
            <text:p text:style-name="P4">PSMs</text:p>
          </text:deletion>
        </text:changed-region>
        <text:changed-region text:id="ct367326384">
          <text:deletion>
            <office:change-info>
              <dc:creator>Johnny Willemsen</dc:creator>
              <dc:date>2010-08-10T15:12:00</dc:date>
            </office:change-info>
            <text:p text:style-name="P4"><text:s/>should be designed such that they can co-exist with other technologies, specifically they should not interfere with the namespaces used by other OMG specifications, or commonly used packages.</text:p>
          </text:deletion>
        </text:changed-region>
        <text:changed-region text:id="ct367326864">
          <text:insertion>
            <office:change-info>
              <dc:creator>Johnny Willemsen</dc:creator>
              <dc:date>2010-08-12T20:30:00</dc:date>
            </office:change-info>
          </text:insertion>
        </text:changed-region>
        <text:changed-region text:id="ct367863904">
          <text:insertion>
            <office:change-info>
              <dc:creator>Johnny Willemsen</dc:creator>
              <dc:date>2010-08-12T20:31:00</dc:date>
            </office:change-info>
          </text:insertion>
        </text:changed-region>
        <text:changed-region text:id="ct367864000">
          <text:deletion>
            <office:change-info>
              <dc:creator>Unknown Author</dc:creator>
              <dc:date>2010-08-17T20:06:00</dc:date>
            </office:change-info>
            <text:p text:style-name="P4">used at deployment time</text:p>
          </text:deletion>
        </text:changed-region>
        <text:changed-region text:id="ct367328896">
          <text:insertion>
            <office:change-info>
              <dc:creator>Unknown Author</dc:creator>
              <dc:date>2010-08-17T20:06:00</dc:date>
            </office:change-info>
          </text:insertion>
        </text:changed-region>
        <text:changed-region text:id="ct367325792">
          <text:deletion>
            <office:change-info>
              <dc:creator>Johnny Willemsen</dc:creator>
              <dc:date>2010-08-16T16:29:00</dc:date>
            </office:change-info>
            <text:p text:style-name="P6"/>
            <text:p text:style-name="P6"/>
            <text:p text:style-name="P6"/>
            <text:p text:style-name="P6"/>
          </text:deletion>
        </text:changed-region>
        <text:changed-region text:id="ct367329408">
          <text:deletion>
            <office:change-info>
              <dc:creator>Johnny Willemsen</dc:creator>
              <dc:date>2010-08-05T15:09:00</dc:date>
            </office:change-info>
            <text:p text:style-name="Body_20_Hidden"/>
            <text:p text:style-name="Body_20_Hidden"/>
          </text:deletion>
        </text:changed-region>
        <text:changed-region text:id="ct367313824">
          <text:insertion>
            <office:change-info>
              <dc:creator>Johnny Willemsen</dc:creator>
              <dc:date>2010-08-10T15:12:00</dc:date>
            </office:change-info>
          </text:insertion>
        </text:changed-region>
        <text:changed-region text:id="ct367326048">
          <text:deletion>
            <office:change-info>
              <dc:creator>Johnny Willemsen</dc:creator>
              <dc:date>2010-08-10T15:12:00</dc:date>
            </office:change-info>
            <text:p text:style-name="Body_20_Hidden">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367329296">
          <text:deletion>
            <office:change-info>
              <dc:creator>Johnny Willemsen</dc:creator>
              <dc:date>2010-08-05T19:43:00</dc:date>
            </office:change-info>
            <text:p text:style-name="Body_20_Hidden"/>
            <text:p text:style-name="Body_20_Hidden"/>
          </text:deletion>
        </text:changed-region>
        <text:changed-region text:id="ct367327264">
          <text:deletion>
            <office:change-info>
              <dc:creator>Johnny Willemsen</dc:creator>
              <dc:date>2010-08-12T20:16:00</dc:date>
            </office:change-info>
            <text:p text:style-name="Body_20_Hidden">asks for a PSM for the Data-Distribution Service that targets the ISO C++ language. </text:p>
          </text:deletion>
        </text:changed-region>
        <text:changed-region text:id="ct367327536">
          <text:insertion>
            <office:change-info>
              <dc:creator>Johnny Willemsen</dc:creator>
              <dc:date>2010-08-12T20:16:00</dc:date>
            </office:change-info>
          </text:insertion>
        </text:changed-region>
        <text:changed-region text:id="ct367327664">
          <text:deletion>
            <office:change-info>
              <dc:creator>Johnny Willemsen</dc:creator>
              <dc:date>2010-08-12T20:16:00</dc:date>
            </office:change-info>
            <text:p text:style-name="Body">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Body"/>
          </text:deletion>
        </text:changed-region>
        <text:changed-region text:id="ct367864160">
          <text:insertion>
            <office:change-info>
              <dc:creator>Johnny Willemsen</dc:creator>
              <dc:date>2010-08-12T20:16:00</dc:date>
            </office:change-info>
          </text:insertion>
        </text:changed-region>
        <text:changed-region text:id="ct367864256">
          <text:insertion>
            <office:change-info>
              <dc:creator>Unknown Author</dc:creator>
              <dc:date>2010-08-17T20:06:00</dc:date>
            </office:change-info>
          </text:insertion>
        </text:changed-region>
        <text:changed-region text:id="ct367862560">
          <text:insertion>
            <office:change-info>
              <dc:creator>Johnny Willemsen</dc:creator>
              <dc:date>2010-08-12T20:16:00</dc:date>
            </office:change-info>
          </text:insertion>
        </text:changed-region>
        <text:changed-region text:id="ct367862656">
          <text:insertion>
            <office:change-info>
              <dc:creator>Johnny Willemsen</dc:creator>
              <dc:date>2010-08-12T20:17:00</dc:date>
            </office:change-info>
          </text:insertion>
        </text:changed-region>
        <text:changed-region text:id="ct367333504">
          <text:deletion>
            <office:change-info>
              <dc:creator>Unknown Author</dc:creator>
              <dc:date>2010-08-17T20:09:00</dc:date>
            </office:change-info>
            <text:h text:style-name="Heading_20_3" text:outline-level="3">interfaces</text:h>
          </text:deletion>
        </text:changed-region>
        <text:changed-region text:id="ct367333600">
          <text:insertion>
            <office:change-info>
              <dc:creator>Unknown Author</dc:creator>
              <dc:date>2010-08-17T20:09:00</dc:date>
            </office:change-info>
          </text:insertion>
        </text:changed-region>
        <text:changed-region text:id="ct367862752">
          <text:insertion>
            <office:change-info>
              <dc:creator>Unknown Author</dc:creator>
              <dc:date>2010-08-17T20:06:00</dc:date>
            </office:change-info>
          </text:insertion>
        </text:changed-region>
        <text:changed-region text:id="ct367864384">
          <text:insertion>
            <office:change-info>
              <dc:creator>Johnny Willemsen</dc:creator>
              <dc:date>2010-08-12T20:17:00</dc:date>
            </office:change-info>
          </text:insertion>
        </text:changed-region>
        <text:changed-region text:id="ct367864480">
          <text:deletion>
            <office:change-info>
              <dc:creator>Johnny Willemsen</dc:creator>
              <dc:date>2010-08-10T14:44:00</dc:date>
            </office:change-info>
            <text:h text:style-name="Heading_20_3" text:outline-level="3">Proposals shall provide a PSM, derived from the DDS PIM, targeting the ISO Standard C++ [ISO/IEC 14882:1998(E)].</text:h>
          </text:deletion>
        </text:changed-region>
        <text:changed-region text:id="ct367328640">
          <text:insertion>
            <office:change-info>
              <dc:creator>Johnny Willemsen</dc:creator>
              <dc:date>2010-08-10T15:12:00</dc:date>
            </office:change-info>
          </text:insertion>
        </text:changed-region>
        <text:changed-region text:id="ct367335664">
          <text:insertion>
            <office:change-info>
              <dc:creator>Johnny Willemsen</dc:creator>
              <dc:date>2010-08-12T20:17:00</dc:date>
            </office:change-info>
          </text:insertion>
        </text:changed-region>
        <text:changed-region text:id="ct367335760">
          <text:insertion>
            <office:change-info>
              <dc:creator>Unknown Author</dc:creator>
              <dc:date>2010-08-17T20:06:00</dc:date>
            </office:change-info>
          </text:insertion>
        </text:changed-region>
        <text:changed-region text:id="ct367336944">
          <text:deletion>
            <office:change-info>
              <dc:creator>Johnny Willemsen</dc:creator>
              <dc:date>2010-08-10T15:13:00</dc:date>
            </office:change-info>
            <text:h text:style-name="Heading_20_3" text:outline-level="3">Proposed </text:h>
          </text:deletion>
        </text:changed-region>
        <text:changed-region text:id="ct367336816">
          <text:deletion>
            <office:change-info>
              <dc:creator>Johnny Willemsen</dc:creator>
              <dc:date>2010-08-10T14:44:00</dc:date>
            </office:change-info>
            <text:h text:style-name="Heading_20_3" text:outline-level="3">PSMs</text:h>
          </text:deletion>
        </text:changed-region>
        <text:changed-region text:id="ct367862944">
          <text:deletion>
            <office:change-info>
              <dc:creator>Johnny Willemsen</dc:creator>
              <dc:date>2010-08-10T15:13:00</dc:date>
            </office:change-info>
            <text:h text:style-name="Heading_20_3" text:outline-level="3"><text:s/>shall implement the </text:h>
          </text:deletion>
        </text:changed-region>
        <text:changed-region text:id="ct367862848">
          <text:deletion>
            <office:change-info>
              <dc:creator>Johnny Willemsen</dc:creator>
              <dc:date>2010-08-10T14:44:00</dc:date>
            </office:change-info>
            <text:h text:style-name="Heading_20_3" text:outline-level="3">DDS PIM </text:h>
          </text:deletion>
        </text:changed-region>
        <text:changed-region text:id="ct367336064">
          <text:deletion>
            <office:change-info>
              <dc:creator>Johnny Willemsen</dc:creator>
              <dc:date>2010-08-10T15:13:00</dc:date>
            </office:change-info>
            <text:h text:style-name="Heading_20_3" text:outline-level="3">in its entirety and be semantically equivalent to the </text:h>
          </text:deletion>
        </text:changed-region>
        <text:changed-region text:id="ct367864688">
          <text:deletion>
            <office:change-info>
              <dc:creator>Johnny Willemsen</dc:creator>
              <dc:date>2010-08-10T14:44:00</dc:date>
            </office:change-info>
            <text:h text:style-name="Heading_20_3" text:outline-level="3">DDS IDL PSM.</text:h>
          </text:deletion>
        </text:changed-region>
        <text:changed-region text:id="ct367863040">
          <text:insertion>
            <office:change-info>
              <dc:creator>Johnny Willemsen</dc:creator>
              <dc:date>2010-08-10T20:39:00</dc:date>
            </office:change-info>
          </text:insertion>
        </text:changed-region>
        <text:changed-region text:id="ct367863136">
          <text:deletion>
            <office:change-info>
              <dc:creator>Unknown Author</dc:creator>
              <dc:date>2010-08-17T20:07:00</dc:date>
            </office:change-info>
            <text:h text:style-name="Heading_20_3" text:outline-level="3">would</text:h>
          </text:deletion>
        </text:changed-region>
        <text:changed-region text:id="ct367863232">
          <text:insertion>
            <office:change-info>
              <dc:creator>Unknown Author</dc:creator>
              <dc:date>2010-08-17T20:07:00</dc:date>
            </office:change-info>
          </text:insertion>
        </text:changed-region>
        <text:changed-region text:id="ct367337376">
          <text:insertion>
            <office:change-info>
              <dc:creator>Johnny Willemsen</dc:creator>
              <dc:date>2010-08-10T20:39:00</dc:date>
            </office:change-info>
          </text:insertion>
        </text:changed-region>
        <text:changed-region text:id="ct367338000">
          <text:deletion>
            <office:change-info>
              <dc:creator>Unknown Author</dc:creator>
              <dc:date>2010-08-17T20:07:00</dc:date>
            </office:change-info>
            <text:h text:style-name="Heading_20_3" text:outline-level="3"><text:s/>have</text:h>
          </text:deletion>
        </text:changed-region>
        <text:changed-region text:id="ct367864896">
          <text:insertion>
            <office:change-info>
              <dc:creator>Johnny Willemsen</dc:creator>
              <dc:date>2010-08-10T20:39:00</dc:date>
            </office:change-info>
          </text:insertion>
        </text:changed-region>
        <text:changed-region text:id="ct367338464">
          <text:deletion>
            <office:change-info>
              <dc:creator>Unknown Author</dc:creator>
              <dc:date>2010-08-17T20:07:00</dc:date>
            </office:change-info>
            <text:h text:style-name="Heading_20_3" text:outline-level="3"><text:s/>for the</text:h>
          </text:deletion>
        </text:changed-region>
        <text:changed-region text:id="ct367338560">
          <text:insertion>
            <office:change-info>
              <dc:creator>Johnny Willemsen</dc:creator>
              <dc:date>2010-08-10T20:39:00</dc:date>
            </office:change-info>
          </text:insertion>
        </text:changed-region>
        <text:changed-region text:id="ct367338880">
          <text:deletion>
            <office:change-info>
              <dc:creator>Unknown Author</dc:creator>
              <dc:date>2010-08-17T20:08:00</dc:date>
            </office:change-info>
            <text:h text:style-name="Heading_20_3" text:outline-level="3"><text:span text:style-name="T3">i.e.</text:span></text:h>
          </text:deletion>
        </text:changed-region>
        <text:changed-region text:id="ct367338784">
          <text:deletion>
            <office:change-info>
              <dc:creator>Unknown Author</dc:creator>
              <dc:date>2010-08-17T20:08:00</dc:date>
            </office:change-info>
            <text:h text:style-name="Heading_20_3" text:outline-level="3"><text:span text:style-name="T3">not for the server component</text:span></text:h>
          </text:deletion>
        </text:changed-region>
        <text:changed-region text:id="ct367865408">
          <text:insertion>
            <office:change-info>
              <dc:creator>Unknown Author</dc:creator>
              <dc:date>2010-08-17T20:08:00</dc:date>
            </office:change-info>
          </text:insertion>
        </text:changed-region>
        <text:changed-region text:id="ct367339232">
          <text:insertion>
            <office:change-info>
              <dc:creator>Johnny Willemsen</dc:creator>
              <dc:date>2010-08-10T20:40:00</dc:date>
            </office:change-info>
          </text:insertion>
        </text:changed-region>
        <text:changed-region text:id="ct367339632">
          <text:deletion>
            <office:change-info>
              <dc:creator>Johnny Willemsen</dc:creator>
              <dc:date>2010-08-10T20:39:00</dc:date>
            </office:change-info>
            <text:h text:style-name="Heading_20_3" text:outline-level="3"/>
            <text:h text:style-name="Heading_20_3" text:outline-level="3"/>
          </text:deletion>
        </text:changed-region>
        <text:changed-region text:id="ct367339728">
          <text:insertion>
            <office:change-info>
              <dc:creator>Johnny Willemsen</dc:creator>
              <dc:date>2010-08-10T20:40:00</dc:date>
            </office:change-info>
          </text:insertion>
        </text:changed-region>
        <text:changed-region text:id="ct367865056">
          <text:deletion>
            <office:change-info>
              <dc:creator>Unknown Author</dc:creator>
              <dc:date>2010-08-17T20:07:00</dc:date>
            </office:change-info>
            <text:h text:style-name="Heading_20_3" text:outline-level="3">has to</text:h>
          </text:deletion>
        </text:changed-region>
        <text:changed-region text:id="ct367865152">
          <text:insertion>
            <office:change-info>
              <dc:creator>Unknown Author</dc:creator>
              <dc:date>2010-08-17T20:07:00</dc:date>
            </office:change-info>
          </text:insertion>
        </text:changed-region>
        <text:changed-region text:id="ct367340048">
          <text:insertion>
            <office:change-info>
              <dc:creator>Johnny Willemsen</dc:creator>
              <dc:date>2010-08-10T20:40:00</dc:date>
            </office:change-info>
          </text:insertion>
        </text:changed-region>
        <text:changed-region text:id="ct367342304">
          <text:deletion>
            <office:change-info>
              <dc:creator>Unknown Author</dc:creator>
              <dc:date>2010-08-17T20:14:00</dc:date>
            </office:change-info>
            <text:h text:style-name="Heading_20_3" text:outline-level="3">work</text:h>
          </text:deletion>
        </text:changed-region>
        <text:changed-region text:id="ct367342528">
          <text:insertion>
            <office:change-info>
              <dc:creator>Unknown Author</dc:creator>
              <dc:date>2010-08-17T20:14:00</dc:date>
            </office:change-info>
          </text:insertion>
        </text:changed-region>
        <text:changed-region text:id="ct367342656">
          <text:deletion>
            <office:change-info>
              <dc:creator>Unknown Author</dc:creator>
              <dc:date>2010-08-17T20:18:00</dc:date>
            </office:change-info>
            <text:h text:style-name="Heading_20_3" text:outline-level="3"><text:s/>for</text:h>
          </text:deletion>
        </text:changed-region>
        <text:changed-region text:id="ct367342752">
          <text:insertion>
            <office:change-info>
              <dc:creator>Johnny Willemsen</dc:creator>
              <dc:date>2010-08-10T20:40:00</dc:date>
            </office:change-info>
          </text:insertion>
        </text:changed-region>
        <text:changed-region text:id="ct367865504">
          <text:insertion>
            <office:change-info>
              <dc:creator>Unknown Author</dc:creator>
              <dc:date>2010-08-17T20:06:00</dc:date>
            </office:change-info>
          </text:insertion>
        </text:changed-region>
        <text:changed-region text:id="ct367343120">
          <text:insertion>
            <office:change-info>
              <dc:creator>Johnny Willemsen</dc:creator>
              <dc:date>2010-08-10T20:40:00</dc:date>
            </office:change-info>
          </text:insertion>
        </text:changed-region>
        <text:changed-region text:id="ct367343392">
          <text:deletion>
            <office:change-info>
              <dc:creator>Unknown Author</dc:creator>
              <dc:date>2010-08-17T20:09:00</dc:date>
            </office:change-info>
            <text:h text:style-name="Heading_20_3" text:outline-level="3">values</text:h>
          </text:deletion>
        </text:changed-region>
        <text:changed-region text:id="ct367343488">
          <text:insertion>
            <office:change-info>
              <dc:creator>Unknown Author</dc:creator>
              <dc:date>2010-08-17T20:09:00</dc:date>
            </office:change-info>
          </text:insertion>
        </text:changed-region>
        <text:changed-region text:id="ct367865600">
          <text:insertion>
            <office:change-info>
              <dc:creator>Johnny Willemsen</dc:creator>
              <dc:date>2010-08-10T20:40:00</dc:date>
            </office:change-info>
          </text:insertion>
        </text:changed-region>
        <text:changed-region text:id="ct367343776">
          <text:insertion>
            <office:change-info>
              <dc:creator>Unknown Author</dc:creator>
              <dc:date>2010-08-17T20:09:00</dc:date>
            </office:change-info>
          </text:insertion>
        </text:changed-region>
        <text:changed-region text:id="ct367865696">
          <text:deletion>
            <office:change-info>
              <dc:creator>Unknown Author</dc:creator>
              <dc:date>2010-08-17T20:09:00</dc:date>
            </office:change-info>
            <text:h text:style-name="Heading_20_3" text:outline-level="3">part of a </text:h>
          </text:deletion>
        </text:changed-region>
        <text:changed-region text:id="ct367344032">
          <text:insertion>
            <office:change-info>
              <dc:creator>Johnny Willemsen</dc:creator>
              <dc:date>2010-08-10T20:40:00</dc:date>
            </office:change-info>
          </text:insertion>
        </text:changed-region>
        <text:changed-region text:id="ct367865792">
          <text:insertion>
            <office:change-info>
              <dc:creator>Unknown Author</dc:creator>
              <dc:date>2010-08-17T20:09:00</dc:date>
            </office:change-info>
          </text:insertion>
        </text:changed-region>
        <text:changed-region text:id="ct367865888">
          <text:insertion>
            <office:change-info>
              <dc:creator>Johnny Willemsen</dc:creator>
              <dc:date>2010-08-10T20:40:00</dc:date>
            </office:change-info>
          </text:insertion>
        </text:changed-region>
        <text:changed-region text:id="ct367344560">
          <text:deletion>
            <office:change-info>
              <dc:creator>Unknown Author</dc:creator>
              <dc:date>2010-08-17T20:09:00</dc:date>
            </office:change-info>
            <text:h text:style-name="Heading_20_3" text:outline-level="3">all </text:h>
          </text:deletion>
        </text:changed-region>
        <text:changed-region text:id="ct367865984">
          <text:insertion>
            <office:change-info>
              <dc:creator>Johnny Willemsen</dc:creator>
              <dc:date>2010-08-10T20:40:00</dc:date>
            </office:change-info>
          </text:insertion>
        </text:changed-region>
        <text:changed-region text:id="ct367866080">
          <text:deletion>
            <office:change-info>
              <dc:creator>Unknown Author</dc:creator>
              <dc:date>2010-08-17T20:09:00</dc:date>
            </office:change-info>
            <text:h text:style-name="Heading_20_3" text:outline-level="3">ami4ccm</text:h>
          </text:deletion>
        </text:changed-region>
        <text:changed-region text:id="ct367344848">
          <text:insertion>
            <office:change-info>
              <dc:creator>Unknown Author</dc:creator>
              <dc:date>2010-08-17T20:09:00</dc:date>
            </office:change-info>
          </text:insertion>
        </text:changed-region>
        <text:changed-region text:id="ct367866336">
          <text:insertion>
            <office:change-info>
              <dc:creator>Johnny Willemsen</dc:creator>
              <dc:date>2010-08-10T20:40:00</dc:date>
            </office:change-info>
          </text:insertion>
        </text:changed-region>
        <text:changed-region text:id="ct367866432">
          <text:deletion>
            <office:change-info>
              <dc:creator>Unknown Author</dc:creator>
              <dc:date>2010-08-17T20:10:00</dc:date>
            </office:change-info>
            <text:h text:style-name="Heading_20_3" text:outline-level="3">used at deployment time</text:h>
          </text:deletion>
        </text:changed-region>
        <text:changed-region text:id="ct367345168">
          <text:insertion>
            <office:change-info>
              <dc:creator>Unknown Author</dc:creator>
              <dc:date>2010-08-17T20:10:00</dc:date>
            </office:change-info>
          </text:insertion>
        </text:changed-region>
        <text:changed-region text:id="ct367866528">
          <text:insertion>
            <office:change-info>
              <dc:creator>Unknown Author</dc:creator>
              <dc:date>2010-08-17T20:11:00</dc:date>
            </office:change-info>
          </text:insertion>
        </text:changed-region>
        <text:changed-region text:id="ct367345888">
          <text:insertion>
            <office:change-info>
              <dc:creator>Unknown Author</dc:creator>
              <dc:date>2010-08-17T20:12:00</dc:date>
            </office:change-info>
          </text:insertion>
        </text:changed-region>
        <text:changed-region text:id="ct367866624">
          <text:insertion>
            <office:change-info>
              <dc:creator>Johnny Willemsen</dc:creator>
              <dc:date>2010-08-10T20:40:00</dc:date>
            </office:change-info>
          </text:insertion>
        </text:changed-region>
        <text:changed-region text:id="ct367348400">
          <text:deletion>
            <office:change-info>
              <dc:creator>Johnny Willemsen</dc:creator>
              <dc:date>2010-08-12T20:18:00</dc:date>
            </office:change-info>
            <text:h text:style-name="Heading_20_2" text:outline-level="2"/>
            <text:h text:style-name="Heading_20_2" text:outline-level="2"/>
          </text:deletion>
        </text:changed-region>
        <text:changed-region text:id="ct367867008">
          <text:deletion>
            <office:change-info>
              <dc:creator>Johnny Willemsen</dc:creator>
              <dc:date>2010-08-10T14:45:00</dc:date>
            </office:change-info>
            <text:h text:style-name="Heading_20_2" text:outline-level="2">Proposals shall not modify the language used for user-defined data-types associated with published and subscribed Topics (data-type definitions) or the language mapping of those data-types.</text:h>
          </text:deletion>
        </text:changed-region>
        <text:changed-region text:id="ct367866912">
          <text:deletion>
            <office:change-info>
              <dc:creator>Johnny Willemsen</dc:creator>
              <dc:date>2010-08-12T20:18:00</dc:date>
            </office:change-info>
            <text:h text:style-name="Heading_20_2" text:outline-level="2"><text:s/>used by the peer application.</text:h>
            <text:h text:style-name="Heading_20_3" text:outline-level="3">Proposals shall avoid the introduction of new container types and use instead ISO C++ standard types, such as, std::vector or std::string.</text:h>
            <text:h text:style-name="Heading_20_2" text:outline-level="2"/>
          </text:deletion>
        </text:changed-region>
        <text:changed-region text:id="ct367866816">
          <text:deletion>
            <office:change-info>
              <dc:creator>Johnny Willemsen</dc:creator>
              <dc:date>2010-08-10T14:45:00</dc:date>
            </office:change-info>
            <text:h text:style-name="Heading_20_2" text:outline-level="2">PSM</text:h>
          </text:deletion>
        </text:changed-region>
        <text:changed-region text:id="ct367866720">
          <text:deletion>
            <office:change-info>
              <dc:creator>Johnny Willemsen</dc:creator>
              <dc:date>2010-08-12T20:18:00</dc:date>
            </office:change-info>
            <text:h text:style-name="Heading_20_2" text:outline-level="2"><text:s/>shall have no impact on interoperability (for a single vendor or between vendor products). An application that communicates with another one shall not require any awareness of the </text:h>
          </text:deletion>
        </text:changed-region>
        <text:changed-region text:id="ct367345616">
          <text:deletion>
            <office:change-info>
              <dc:creator>Johnny Willemsen</dc:creator>
              <dc:date>2010-08-10T14:45:00</dc:date>
            </office:change-info>
            <text:h text:style-name="Heading_20_2" text:outline-level="2">PSM</text:h>
          </text:deletion>
        </text:changed-region>
        <text:changed-region text:id="ct367345520">
          <text:deletion>
            <office:change-info>
              <dc:creator>Johnny Willemsen</dc:creator>
              <dc:date>2010-08-12T20:18:00</dc:date>
            </office:change-info>
            <text:h text:style-name="Heading_20_2" text:outline-level="2">The use of the proposed </text:h>
          </text:deletion>
        </text:changed-region>
        <text:changed-region text:id="ct367352272">
          <text:deletion>
            <office:change-info>
              <dc:creator>Johnny Willemsen</dc:creator>
              <dc:date>2010-08-12T20:19:00</dc:date>
            </office:change-info>
            <text:h text:style-name="Heading_20_3" text:outline-level="3">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Proposals shall discuss the memory and lifecycle management for DDS Entities</text:h>
          </text:deletion>
        </text:changed-region>
        <text:changed-region text:id="ct367867824">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367351584">
          <text:deletion>
            <office:change-info>
              <dc:creator>Johnny Willemsen</dc:creator>
              <dc:date>2010-08-12T20:19:00</dc:date>
            </office:change-info>
            <text:h text:style-name="Heading_20_3" text:outline-level="3"><text:s/>without affecting portability across vendors.</text:h>
            <text:h text:style-name="Heading_20_3" text:outline-level="3"/>
          </text:deletion>
        </text:changed-region>
        <text:changed-region text:id="ct367867728">
          <text:deletion>
            <office:change-info>
              <dc:creator>Johnny Willemsen</dc:creator>
              <dc:date>2010-08-10T14:45:00</dc:date>
            </office:change-info>
            <text:h text:style-name="Heading_20_3" text:outline-level="3">PSMs</text:h>
          </text:deletion>
        </text:changed-region>
        <text:changed-region text:id="ct367867632">
          <text:deletion>
            <office:change-info>
              <dc:creator>Johnny Willemsen</dc:creator>
              <dc:date>2010-08-12T20:19:00</dc:date>
            </office:change-info>
            <text:h text:style-name="Heading_20_3" text:outline-level="3">.</text:h>
            <text:h text:style-name="Heading_20_3" text:outline-level="3">Proposals shall discuss how vendors will be able to extend the new </text:h>
          </text:deletion>
        </text:changed-region>
        <text:changed-region text:id="ct367350624">
          <text:deletion>
            <office:change-info>
              <dc:creator>Johnny Willemsen</dc:creator>
              <dc:date>2010-08-10T14:45:00</dc:date>
            </office:change-info>
            <text:h text:style-name="Heading_20_3" text:outline-level="3">PSMs</text:h>
          </text:deletion>
        </text:changed-region>
        <text:changed-region text:id="ct367867536">
          <text:deletion>
            <office:change-info>
              <dc:creator>Johnny Willemsen</dc:creator>
              <dc:date>2010-08-12T20:19:00</dc:date>
            </office:change-info>
            <text:h text:style-name="Heading_20_3" text:outline-level="3"/>
            <text:h text:style-name="Heading_20_3" text:outline-level="3">Proposals shall discuss the memory resources utilized by the constructs in the new </text:h>
          </text:deletion>
        </text:changed-region>
        <text:changed-region text:id="ct367867440">
          <text:deletion>
            <office:change-info>
              <dc:creator>Johnny Willemsen</dc:creator>
              <dc:date>2010-08-10T14:45:00</dc:date>
            </office:change-info>
            <text:h text:style-name="Heading_20_3" text:outline-level="3">PSM.</text:h>
          </text:deletion>
        </text:changed-region>
        <text:changed-region text:id="ct367343024">
          <text:deletion>
            <office:change-info>
              <dc:creator>Johnny Willemsen</dc:creator>
              <dc:date>2010-08-12T20:19:00</dc:date>
            </office:change-info>
            <text:h text:style-name="Heading_20_3" text:outline-level="3"><text:s/>and identify any situations that may degrade performance relative to the existing IDL </text:h>
          </text:deletion>
        </text:changed-region>
        <text:changed-region text:id="ct367867344">
          <text:deletion>
            <office:change-info>
              <dc:creator>Johnny Willemsen</dc:creator>
              <dc:date>2010-08-10T14:45:00</dc:date>
            </office:change-info>
            <text:h text:style-name="Heading_20_3" text:outline-level="3">PSMs</text:h>
          </text:deletion>
        </text:changed-region>
        <text:changed-region text:id="ct367867248">
          <text:deletion>
            <office:change-info>
              <dc:creator>Johnny Willemsen</dc:creator>
              <dc:date>2010-08-12T20:19:00</dc:date>
            </office:change-info>
            <text:h text:style-name="Heading_20_3" text:outline-level="3">Proposals shall discuss how performance is affected by the constructs and containers introduced by the new </text:h>
          </text:deletion>
        </text:changed-region>
        <text:changed-region text:id="ct367867952">
          <text:deletion>
            <office:change-info>
              <dc:creator>Johnny Willemsen</dc:creator>
              <dc:date>2010-08-10T14:46:00</dc:date>
            </office:change-info>
            <text:p text:style-name="Body_20_Hidden"/>
            <text:p text:style-name="Body_20_Hidden"/>
          </text:deletion>
        </text:changed-region>
        <text:changed-region text:id="ct367868256">
          <text:deletion>
            <office:change-info>
              <dc:creator>Johnny Willemsen</dc:creator>
              <dc:date>2010-08-12T20:19: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367868048">
          <text:deletion>
            <office:change-info>
              <dc:creator>Johnny Willemsen</dc:creator>
              <dc:date>2010-08-12T20:19:00</dc:date>
            </office:change-info>
            <text:h text:style-name="Heading_20_3" text:outline-level="3">language-specific APIs</text:h>
          </text:deletion>
        </text:changed-region>
        <text:changed-region text:id="ct367868352">
          <text:insertion>
            <office:change-info>
              <dc:creator>Johnny Willemsen</dc:creator>
              <dc:date>2010-08-12T20:19:00</dc:date>
            </office:change-info>
          </text:insertion>
        </text:changed-region>
        <text:changed-region text:id="ct367868448">
          <text:deletion>
            <office:change-info>
              <dc:creator>Johnny Willemsen</dc:creator>
              <dc:date>2010-08-12T20:19:00</dc:date>
            </office:change-info>
            <text:h text:style-name="Heading_20_3" text:outline-level="3"/>
            <text:h text:style-name="Heading_20_3" text:outline-level="3" text:is-list-header="true">Fit of the resulting language-specific APIs <text:s/>to the “accepted” style for the target platform.</text:h>
            <text:h text:style-name="Heading_20_3" text:outline-level="3">Ease of understanding of the memory management.</text:h>
          </text:deletion>
        </text:changed-region>
        <text:changed-region text:id="ct367876080">
          <text:deletion>
            <office:change-info>
              <dc:creator>Johnny Willemsen</dc:creator>
              <dc:date>2010-08-12T20:19:00</dc:date>
            </office:change-info>
            <text:p text:style-name="P7">December</text:p>
          </text:deletion>
        </text:changed-region>
        <text:changed-region text:id="ct367876192">
          <text:insertion>
            <office:change-info>
              <dc:creator>Johnny Willemsen</dc:creator>
              <dc:date>2010-08-12T20:19:00</dc:date>
            </office:change-info>
          </text:insertion>
        </text:changed-region>
        <text:changed-region text:id="ct367875792">
          <text:deletion>
            <office:change-info>
              <dc:creator>Johnny Willemsen</dc:creator>
              <dc:date>2010-08-12T20:19:00</dc:date>
            </office:change-info>
            <text:p text:style-name="P7">07</text:p>
          </text:deletion>
        </text:changed-region>
        <text:changed-region text:id="ct367355104">
          <text:insertion>
            <office:change-info>
              <dc:creator>Johnny Willemsen</dc:creator>
              <dc:date>2010-08-12T20:19:00</dc:date>
            </office:change-info>
          </text:insertion>
        </text:changed-region>
        <text:changed-region text:id="ct367876592">
          <text:deletion>
            <office:change-info>
              <dc:creator>Johnny Willemsen</dc:creator>
              <dc:date>2010-08-12T20:20:00</dc:date>
            </office:change-info>
            <text:p text:style-name="P7">February</text:p>
          </text:deletion>
        </text:changed-region>
        <text:changed-region text:id="ct367876704">
          <text:insertion>
            <office:change-info>
              <dc:creator>Johnny Willemsen</dc:creator>
              <dc:date>2010-08-12T20:20:00</dc:date>
            </office:change-info>
          </text:insertion>
        </text:changed-region>
        <text:changed-region text:id="ct367876320">
          <text:deletion>
            <office:change-info>
              <dc:creator>Johnny Willemsen</dc:creator>
              <dc:date>2010-08-12T20:20:00</dc:date>
            </office:change-info>
            <text:p text:style-name="P7">0</text:p>
          </text:deletion>
        </text:changed-region>
        <text:changed-region text:id="ct367356112">
          <text:deletion>
            <office:change-info>
              <dc:creator>Johnny Willemsen</dc:creator>
              <dc:date>2010-08-12T20:20:00</dc:date>
            </office:change-info>
            <text:p text:style-name="P7">08</text:p>
          </text:deletion>
        </text:changed-region>
        <text:changed-region text:id="ct367876800">
          <text:insertion>
            <office:change-info>
              <dc:creator>Johnny Willemsen</dc:creator>
              <dc:date>2010-08-12T20:20:00</dc:date>
            </office:change-info>
          </text:insertion>
        </text:changed-region>
        <text:changed-region text:id="ct367877200">
          <text:deletion>
            <office:change-info>
              <dc:creator>Johnny Willemsen</dc:creator>
              <dc:date>2010-08-12T20:20:00</dc:date>
            </office:change-info>
            <text:p text:style-name="P7">March</text:p>
          </text:deletion>
        </text:changed-region>
        <text:changed-region text:id="ct367877312">
          <text:insertion>
            <office:change-info>
              <dc:creator>Johnny Willemsen</dc:creator>
              <dc:date>2010-08-12T20:20:00</dc:date>
            </office:change-info>
          </text:insertion>
        </text:changed-region>
        <text:changed-region text:id="ct367876928">
          <text:deletion>
            <office:change-info>
              <dc:creator>Johnny Willemsen</dc:creator>
              <dc:date>2010-08-12T20:20:00</dc:date>
            </office:change-info>
            <text:p text:style-name="P7">08</text:p>
          </text:deletion>
        </text:changed-region>
        <text:changed-region text:id="ct367357296">
          <text:insertion>
            <office:change-info>
              <dc:creator>Johnny Willemsen</dc:creator>
              <dc:date>2010-08-12T20:20:00</dc:date>
            </office:change-info>
          </text:insertion>
        </text:changed-region>
        <text:changed-region text:id="ct367877744">
          <text:deletion>
            <office:change-info>
              <dc:creator>Johnny Willemsen</dc:creator>
              <dc:date>2010-08-12T20:20:00</dc:date>
            </office:change-info>
            <text:p text:style-name="P7">March</text:p>
          </text:deletion>
        </text:changed-region>
        <text:changed-region text:id="ct367877840">
          <text:insertion>
            <office:change-info>
              <dc:creator>Johnny Willemsen</dc:creator>
              <dc:date>2010-08-12T20:20:00</dc:date>
            </office:change-info>
          </text:insertion>
        </text:changed-region>
        <text:changed-region text:id="ct367877536">
          <text:deletion>
            <office:change-info>
              <dc:creator>Johnny Willemsen</dc:creator>
              <dc:date>2010-08-12T20:20:00</dc:date>
            </office:change-info>
            <text:p text:style-name="P7">08</text:p>
          </text:deletion>
        </text:changed-region>
        <text:changed-region text:id="ct367357696">
          <text:insertion>
            <office:change-info>
              <dc:creator>Johnny Willemsen</dc:creator>
              <dc:date>2010-08-12T20:20:00</dc:date>
            </office:change-info>
          </text:insertion>
        </text:changed-region>
        <text:changed-region text:id="ct367878240">
          <text:deletion>
            <office:change-info>
              <dc:creator>Johnny Willemsen</dc:creator>
              <dc:date>2010-08-12T20:20:00</dc:date>
            </office:change-info>
            <text:p text:style-name="P7"><text:s/>23</text:p>
          </text:deletion>
        </text:changed-region>
        <text:changed-region text:id="ct367878336">
          <text:deletion>
            <office:change-info>
              <dc:creator>Johnny Willemsen</dc:creator>
              <dc:date>2010-08-12T20:20:00</dc:date>
            </office:change-info>
            <text:p text:style-name="P7">08</text:p>
          </text:deletion>
        </text:changed-region>
        <text:changed-region text:id="ct367357520">
          <text:insertion>
            <office:change-info>
              <dc:creator>Johnny Willemsen</dc:creator>
              <dc:date>2010-08-12T20:20:00</dc:date>
            </office:change-info>
          </text:insertion>
        </text:changed-region>
        <text:changed-region text:id="ct367878704">
          <text:deletion>
            <office:change-info>
              <dc:creator>Johnny Willemsen</dc:creator>
              <dc:date>2010-08-12T20:20:00</dc:date>
            </office:change-info>
            <text:p text:style-name="P7"><text:s/>25</text:p>
          </text:deletion>
        </text:changed-region>
        <text:changed-region text:id="ct367878816">
          <text:deletion>
            <office:change-info>
              <dc:creator>Johnny Willemsen</dc:creator>
              <dc:date>2010-08-12T20:20:00</dc:date>
            </office:change-info>
            <text:p text:style-name="P7">08</text:p>
          </text:deletion>
        </text:changed-region>
        <text:changed-region text:id="ct367878464">
          <text:insertion>
            <office:change-info>
              <dc:creator>Johnny Willemsen</dc:creator>
              <dc:date>2010-08-12T20:20:00</dc:date>
            </office:change-info>
          </text:insertion>
        </text:changed-region>
        <text:changed-region text:id="ct367879248">
          <text:deletion>
            <office:change-info>
              <dc:creator>Johnny Willemsen</dc:creator>
              <dc:date>2010-08-12T20:20:00</dc:date>
            </office:change-info>
            <text:p text:style-name="P7"><text:s/>31</text:p>
          </text:deletion>
        </text:changed-region>
        <text:changed-region text:id="ct367879344">
          <text:deletion>
            <office:change-info>
              <dc:creator>Johnny Willemsen</dc:creator>
              <dc:date>2010-08-12T20:20:00</dc:date>
            </office:change-info>
            <text:p text:style-name="P7">08</text:p>
          </text:deletion>
        </text:changed-region>
        <text:changed-region text:id="ct367879440">
          <text:insertion>
            <office:change-info>
              <dc:creator>Johnny Willemsen</dc:creator>
              <dc:date>2010-08-12T20:20:00</dc:date>
            </office:change-info>
          </text:insertion>
        </text:changed-region>
        <text:changed-region text:id="ct367879696">
          <text:deletion>
            <office:change-info>
              <dc:creator>Johnny Willemsen</dc:creator>
              <dc:date>2010-08-12T20:20:00</dc:date>
            </office:change-info>
            <text:p text:style-name="P7">08</text:p>
          </text:deletion>
        </text:changed-region>
        <text:changed-region text:id="ct367879792">
          <text:insertion>
            <office:change-info>
              <dc:creator>Johnny Willemsen</dc:creator>
              <dc:date>2010-08-12T20:20:00</dc:date>
            </office:change-info>
          </text:insertion>
        </text:changed-region>
        <text:changed-region text:id="ct367880128">
          <text:deletion>
            <office:change-info>
              <dc:creator>Johnny Willemsen</dc:creator>
              <dc:date>2010-08-12T20:20:00</dc:date>
            </office:change-info>
            <text:p text:style-name="P7">08</text:p>
          </text:deletion>
        </text:changed-region>
        <text:changed-region text:id="ct367880224">
          <text:insertion>
            <office:change-info>
              <dc:creator>Johnny Willemsen</dc:creator>
              <dc:date>2010-08-12T20:20:00</dc:date>
            </office:change-info>
          </text:insertion>
        </text:changed-region>
        <text:changed-region text:id="ct367880592">
          <text:deletion>
            <office:change-info>
              <dc:creator>Johnny Willemsen</dc:creator>
              <dc:date>2010-08-12T20:20:00</dc:date>
            </office:change-info>
            <text:p text:style-name="P7"><text:s/>10</text:p>
          </text:deletion>
        </text:changed-region>
        <text:changed-region text:id="ct367880688">
          <text:deletion>
            <office:change-info>
              <dc:creator>Johnny Willemsen</dc:creator>
              <dc:date>2010-08-12T20:20:00</dc:date>
            </office:change-info>
            <text:p text:style-name="P7">08 </text:p>
          </text:deletion>
        </text:changed-region>
        <text:changed-region text:id="ct367169632">
          <text:insertion>
            <office:change-info>
              <dc:creator>Johnny Willemsen</dc:creator>
              <dc:date>2010-08-12T20:20:00</dc:date>
            </office:change-info>
          </text:insertion>
        </text:changed-region>
        <text:changed-region text:id="ct367881040">
          <text:deletion>
            <office:change-info>
              <dc:creator>Johnny Willemsen</dc:creator>
              <dc:date>2010-08-12T20:20:00</dc:date>
            </office:change-info>
            <text:p text:style-name="P7">08</text:p>
          </text:deletion>
        </text:changed-region>
        <text:changed-region text:id="ct367881152">
          <text:insertion>
            <office:change-info>
              <dc:creator>Johnny Willemsen</dc:creator>
              <dc:date>2010-08-12T20:20:00</dc:date>
            </office:change-info>
          </text:insertion>
        </text:changed-region>
        <text:changed-region text:id="ct367881520">
          <text:deletion>
            <office:change-info>
              <dc:creator>Johnny Willemsen</dc:creator>
              <dc:date>2010-08-12T20:20:00</dc:date>
            </office:change-info>
            <text:p text:style-name="P7">08</text:p>
          </text:deletion>
        </text:changed-region>
        <text:changed-region text:id="ct367881632">
          <text:insertion>
            <office:change-info>
              <dc:creator>Johnny Willemsen</dc:creator>
              <dc:date>2010-08-12T20:20:00</dc:date>
            </office:change-info>
          </text:insertion>
        </text:changed-region>
        <text:changed-region text:id="ct367882000">
          <text:deletion>
            <office:change-info>
              <dc:creator>Johnny Willemsen</dc:creator>
              <dc:date>2010-08-12T20:41:00</dc:date>
            </office:change-info>
            <text:p text:style-name="P7">80</text:p>
          </text:deletion>
        </text:changed-region>
        <text:changed-region text:id="ct367882112">
          <text:insertion>
            <office:change-info>
              <dc:creator>Johnny Willemsen</dc:creator>
              <dc:date>2010-08-12T20:41:00</dc:date>
            </office:change-info>
          </text:insertion>
        </text:changed-region>
        <text:changed-region text:id="ct367883392">
          <text:insertion>
            <office:change-info>
              <dc:creator>Johnny Willemsen</dc:creator>
              <dc:date>2010-08-12T20:20:00</dc:date>
            </office:change-info>
          </text:insertion>
        </text:changed-region>
        <text:changed-region text:id="ct367883488">
          <text:deletion>
            <office:change-info>
              <dc:creator>Johnny Willemsen</dc:creator>
              <dc:date>2010-08-12T20:20:00</dc:date>
            </office:change-info>
            <text:p text:style-name="P7">08</text:p>
          </text:deletion>
        </text:changed-region>
        <text:changed-region text:id="ct367170576">
          <text:insertion>
            <office:change-info>
              <dc:creator>Johnny Willemsen</dc:creator>
              <dc:date>2010-08-12T20:20:00</dc:date>
            </office:change-info>
          </text:insertion>
        </text:changed-region>
        <text:changed-region text:id="ct367882368">
          <text:deletion>
            <office:change-info>
              <dc:creator>Johnny Willemsen</dc:creator>
              <dc:date>2010-08-12T20:20:00</dc:date>
            </office:change-info>
            <text:p text:style-name="P7">09</text:p>
          </text:deletion>
        </text:changed-region>
        <text:changed-region text:id="ct367882480">
          <text:insertion>
            <office:change-info>
              <dc:creator>Johnny Willemsen</dc:creator>
              <dc:date>2010-08-12T20:20:00</dc:date>
            </office:change-info>
          </text:insertion>
        </text:changed-region>
        <text:changed-region text:id="ct367886832">
          <text:deletion>
            <office:change-info>
              <dc:creator>Johnny Willemsen</dc:creator>
              <dc:date>2010-08-12T20:21:00</dc:date>
            </office:change-info>
            <text:p text:style-name="P8">Standard C++ Language ISO/IEC 14882:1998(E)</text:p>
          </text:deletion>
        </text:changed-region>
        <text:changed-region text:id="ct367171152">
          <text:insertion>
            <office:change-info>
              <dc:creator>Johnny Willemsen</dc:creator>
              <dc:date>2010-08-12T20:21:00</dc:date>
            </office:change-info>
          </text:insertion>
        </text:changed-region>
        <text:changed-region text:id="ct367886928">
          <text:deletion>
            <office:change-info>
              <dc:creator>Johnny Willemsen</dc:creator>
              <dc:date>2010-08-12T20:21:00</dc:date>
            </office:change-info>
            <text:p text:style-name="P8">The Data-Distribution Service for Real-Time Systems specification version 1.2 <text:a xlink:type="simple" xlink:href="http://www.omg.org/cgi-bin/doc?formal/07-01-01">http://www.omg.org/cgi-bin/doc?formal/07-01-01</text:a></text:p>
          </text:deletion>
        </text:changed-region>
        <text:changed-region text:id="ct367887024">
          <text:insertion>
            <office:change-info>
              <dc:creator>Johnny Willemsen</dc:creator>
              <dc:date>2010-08-12T20:21:00</dc:date>
            </office:change-info>
          </text:insertion>
        </text:changed-region>
        <text:changed-region text:id="ct367878944">
          <text:insertion>
            <office:change-info>
              <dc:creator>Johnny Willemsen</dc:creator>
              <dc:date>2010-08-12T20:12:00</dc:date>
            </office:change-info>
          </text:insertion>
        </text:changed-region>
        <text:changed-region text:id="ct367171488">
          <text:insertion>
            <office:change-info>
              <dc:creator>Johnny Willemsen</dc:creator>
              <dc:date>2010-08-12T20:13:00</dc:date>
            </office:change-info>
          </text:insertion>
        </text:changed-region>
        <text:changed-region text:id="ct367879040">
          <text:deletion>
            <office:change-info>
              <dc:creator>Johnny Willemsen</dc:creator>
              <dc:date>2010-08-12T20:12:00</dc:date>
            </office:change-info>
            <text:p text:style-name="P9"/>
            <text:p text:style-name="P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line-break/>Object Management Group</text:p>
      <text:p text:style-name="New"><text:line-break/>140 Kendrick Street, Building A, Suite 300,</text:p>
      <text:p text:style-name="P34">Needham, MA 02494 USA</text:p>
      <text:p text:style-name="P34"><text:s/><text:tab/><text:tab/><text:tab/></text:p>
      <text:p text:style-name="New">Telephone: +1-781-444-0404</text:p>
      <text:p text:style-name="New">Facsimile: +1-781-444-0320</text:p>
      <text:p text:style-name="P1"><text:line-break/>Draft Request For Proposal<text:change-start text:change-id="ct367260144"/></text:p>
      <text:p text:style-name="P1">Asynchronous Method Invocation for CORBA Component Model<text:change-end text:change-id="ct367260144"/><text:change text:change-id="ct367260432"/><text:change text:change-id="ct367211408"/><text:change text:change-id="ct367261280"/><text:change text:change-id="ct367260336"/><text:change text:change-id="ct367260240"/><text:change-start text:change-id="ct367260528"/> (<text:change-end text:change-id="ct367260528"/><text:change-start text:change-id="ct367303136"/>AMI4CCM<text:change-end text:change-id="ct367303136"/><text:change-start text:change-id="ct367303232"/>)<text:change-end text:change-id="ct367303232"/></text:p>
      <text:p text:style-name="New">OMG Document: mars/20<text:change-start text:change-id="ct367303328"/>10<text:change-end text:change-id="ct367303328"/><text:change text:change-id="ct367260624"/>-<text:change text:change-id="ct367303488"/>-<text:change text:change-id="ct367303648"/><text:line-break/><text:line-break/><text:span text:style-name="T9">Letters of Intent due: April 23, 2008</text:span></text:p>
      <text:p text:style-name="P35">Submissions due: August 25, 2008</text:p>
      <text:p text:style-name="Small_20_Heading"><text:tab/>Objective of this RFP</text:p>
      <text:p text:style-name="Body"><text:change-start text:change-id="ct367260784"/>CORBA Component Model (<text:change-end text:change-id="ct367260784"/><text:change-start text:change-id="ct367303904"/>CCM) has currently only sup<text:change-end text:change-id="ct367303904"/><text:change-start text:change-id="ct367260880"/>port for doing synchronous twoway or asychrounous oneway invocations. For many applications there is a need for asynchronous twoway invocations<text:change-end text:change-id="ct367260880"/><text:change-start text:change-id="ct367304064"/>.<text:change-end text:change-id="ct367304064"/><text:change-start text:change-id="ct367262496"/></text:p>
      <text:p text:style-name="Body"><text:change-end text:change-id="ct367262496"/><text:change text:change-id="ct367304256"/><text:change-start text:change-id="ct367304384"/>This RFP searches for proposal which makes it possible to make AMI calls from CCM compon<text:change-end text:change-id="ct367304384"/><text:change-start text:change-id="ct367262592"/>ents in a standardized way. <text:change-end text:change-id="ct367262592"/></text:p>
      <text:p text:style-name="Body"><text:change text:change-id="ct367261440"/>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15">Architectural</text:span> <text:span text:style-name="T15">Context </text:span>- background information on OMG’s Model Driven Architecture. </text:p>
      <text:p text:style-name="Body">Chapter 3 - <text:span text:style-name="T15">Adoption Process </text:span>- background information on the OMG specification adoption process.</text:p>
      <text:p text:style-name="Body">Chapter 4 - <text:span text:style-name="T15">Instructions for Submitters </text:span>- explanation of how to make a submission to this RFP.</text:p>
      <text:p text:style-name="Body">Chapter 5 - <text:span text:style-name="T15">General Requirements</text:span> <text:span text:style-name="T15">on Proposals </text:span>- requirements and evaluation criteria that apply to all proposals submitted to OMG.</text:p>
      <text:p text:style-name="Body">Chapter 6 - <text:span text:style-name="T15">Specific Requirements</text:span> <text:span text:style-name="T15">on Proposals </text:span>- problem statement, scope of proposals sought, requirements and optional features, issues to be discussed, evaluation criteria, and timetable that apply specifically to this RFP. </text:p>
      <text:p text:style-name="P21"/>
      <text:p text:style-name="Body">Appendix A – <text:span text:style-name="T10">References and Glossary Specific to this RFP</text:span></text:p>
      <text:p text:style-name="Body_20_Hidden"/>
      <text:p text:style-name="Body">Appendix B – General References and Glossary</text:p>
      <text:p text:style-name="P21"/>
      <text:h text:style-name="Heading_20_2" text:outline-level="2">Conventions</text:h>
      <text:p text:style-name="P24">The key words "<text:span text:style-name="T9">must</text:span>", "<text:span text:style-name="T9">must not</text:span>", "<text:span text:style-name="T9">required</text:span>", "<text:span text:style-name="T9">shall</text:span>", "<text:span text:style-name="T9">shall not</text:span>", "<text:span text:style-name="T9">should</text:span>", "<text:span text:style-name="T9">should not</text:span>", "<text:span text:style-name="T9">recommended</text:span>", <text:s/>"<text:span text:style-name="T9">may</text:span>", and "<text:span text:style-name="T9">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10">omg-process@omg.org</text:span></text:span></text:a>. General questions about this RFP may be sent to <text:a xlink:type="simple" xlink:href="mailto:responses@omg.org"><text:span text:style-name="Internet_20_link"><text:span text:style-name="T10">responses@omg.org</text:span></text:span></text:a>.</text:p>
      <text:p text:style-name="Body">OMG documents (and information about the OMG in general) can be obtained from the OMG’s web site <text:span text:style-name="T10">(</text:span><text:a xlink:type="simple" xlink:href="http://www.omg.org/"><text:span text:style-name="Internet_20_link"><text:span text:style-name="T10">http://www.omg.org/</text:span></text:span></text:a>). OMG documents may also be obtained by contacting OMG at <text:a xlink:type="simple" xlink:href="mailto:documents@omg.org"><text:span text:style-name="Internet_20_link"><text:span text:style-name="T10">documents@omg.org</text:span></text:span></text:a>. Templates for RFPs (this document) and other standard OMG documents can be found at the OMG <text:span text:style-name="T10">Template Downloads Page</text:span> at <text:a xlink:type="simple" xlink:href="http://www.omg.org/technology/template_download.htm"><text:span text:style-name="Internet_20_link"><text:span text:style-name="T18">http://www.omg.org/technology/template_download.htm</text:span></text:span></text:a></text:p>
      <text:h text:style-name="Heading_20_1" text:outline-level="1">Architectural Context</text:h>
      <text:p text:style-name="Body">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10">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648481316" text:style-name="WW8Num25">
        <text:list-item>
          <text:p text:style-name="P44"><text:span text:style-name="T10">Model</text:span> - A model is a representation of a part of the function, structure and/or behavior of an application or system. A <text:span text:style-name="T10">representation</text:span> is said to be <text:span text:style-name="T10">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text:soft-page-break/>define what unstated properties you can deduce from the explicit statements in the model. In MDA, a <text:span text:style-name="T10">representation</text:span> that is not <text:span text:style-name="T10">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44"><text:span text:style-name="T10">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44"><text:span text:style-name="T10">Platform Independent Model (PIM)</text:span> – A model of a subsystem that contains no information specific to the platform, or the technology that is used to realize it. <text:s/></text:p>
        </text:list-item>
        <text:list-item>
          <text:p text:style-name="P44"><text:span text:style-name="T10">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44"><text:span text:style-name="T10">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ext:soft-page-break/>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25">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296496065" text:style-name="WW8Num29">
        <text:list-item>
          <text:p text:style-name="P45"><text:span text:style-name="T10">Languages</text:span> – e.g. IDL for interface specification, UML for model specification, OCL for constraint specification, etc.</text:p>
        </text:list-item>
        <text:list-item>
          <text:p text:style-name="P45"><text:span text:style-name="T10">Mappings</text:span> – e.g. Mapping of OMG IDL to specific implementation languages (CORBA PIM to Implementation Language PSMs), UML Profile for EDOC (PIM) to CCM (CORBA PSM) and EJB (Java PSM), CORBA (PSM) to COM (PSM) etc.</text:p>
        </text:list-item>
        <text:list-item>
          <text:p text:style-name="P45"><text:soft-page-break/><text:span text:style-name="T10">Services</text:span> – e.g. Naming Service [NS], Transaction Service [OTS], Security Service [SEC], Trading Object Service [TOS] etc.</text:p>
        </text:list-item>
        <text:list-item>
          <text:p text:style-name="P45"><text:span text:style-name="T10">Platforms</text:span> – e.g. CORBA [CORBA].</text:p>
        </text:list-item>
        <text:list-item>
          <text:p text:style-name="P45"><text:span text:style-name="T10">Protocols</text:span> – e.g. GIOP/IIOP [CORBA] (both structure and exchange protocol), XML Metadata Interchange [XMI] (structure specification usable as payload on multiple exchange protocols).</text:p>
        </text:list-item>
        <text:list-item>
          <text:p text:style-name="P45"><text:span text:style-name="T10">Domain Specific Standards</text:span> – e.g. Data Acquisition from Industrial Systems (Manufacturing) [DAIS], <text:span text:style-name="T19">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Body">Object Management Architecture (OMA) is a distributed object computing platform architecture within MDA that is related to ISO’s Reference Model of Open Distributed Processing RM-ODP[RM-ODP]. CORBA and any extensions to it are based on OMA. For information on OMA see [OMA].</text:p>
      <text:h text:style-name="Heading_20_1" text:outline-level="1">Adoption Process</text:h>
      <text:h text:style-name="Heading_20_2" text:outline-level="2">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10">Request for Proposals </text:span>(RFP) are issued by a <text:span text:style-name="T10">Technology Committee</text:span> (TC), typically upon the recommendation of a <text:span text:style-name="T10">Task Force</text:span> (TF) and duly endorsed by the <text:span text:style-name="T10">Architecture Board</text:span> (AB).</text:p>
      <text:p text:style-name="Body">Submissions to RFPs are evaluated by the TF that initiated the RFP. Selected specifications are <text:span text:style-name="T10">recommended</text:span> to the parent TC after being <text:span text:style-name="T10">reviewed</text:span> for technical merit and consistency with MDA and other adopted specifications and <text:span text:style-name="T10">endorsed</text:span> by the AB. The parent TC of the initiating TF then votes to <text:span text:style-name="T15">recommend adoption</text:span> to the OMG Board of Directors (BoD). The BoD acts on the recommendation to complete the adoption process.</text:p>
      <text:p text:style-name="Body"><text:soft-page-break/>For more detailed information on the adoption process see the <text:span text:style-name="T15">Policies and Procedures of the OMG Technical Process </text:span><text:span text:style-name="T14">[P&amp;P</text:span>] and the <text:span text:style-name="T10">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10">Development</text:span><text:span text:style-name="T20"> </text:span><text:span text:style-name="T10">and</text:span><text:span text:style-name="T20"> </text:span><text:span text:style-name="T10">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32">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633289038" text:style-name="WW8Num10">
        <text:list-item>
          <text:p text:style-name="P54">Voter Registration</text:p>
        </text:list-item>
      </text:list>
      <text:p text:style-name="CBullet">Interested OMG members, other than Trial, Press and Analyst members, <text:s/><text:change text:change-id="ct367274512"/>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p>
      <text:p text:style-name="P28">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28"><text:soft-page-break/>Revision Phase</text:p>
      <text:p text:style-name="CBullet">During this time submitters have the opportunity to revise their Submissions, if they so choose.</text:p>
      <text:p text:style-name="P28">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28">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10">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text:soft-page-break/>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2">Submitters are expected to actively contribute to the evaluation process.</text:p>
      <text:p text:style-name="P12"/>
      <text:p text:style-name="P12"/>
      <text:p text:style-name="P12">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text:soft-page-break/>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15">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text:soft-page-break/>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49" text:outline-level="1" text:is-list-header="true">Commercial considerations in OMG technology adoption</text:h>
      <text:p text:style-name="P33"/>
      <text:h text:style-name="P51" text:outline-level="2" text:is-list-header="true">A1<text:tab/>Introduction</text:h>
      <text:p text:style-name="P33"/>
      <text:p text:style-name="P22">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51" text:outline-level="2" text:is-list-header="true">A2<text:tab/>Business Committee evaluation criteria</text:h>
      <text:p text:style-name="P33"/>
      <text:h text:style-name="P52" text:outline-level="3" text:is-list-header="true">A2.1<text:tab/>Viable to implement across platforms</text:h>
      <text:p text:style-name="P33"/>
      <text:p text:style-name="P22">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52" text:outline-level="3" text:is-list-header="true">A2.2<text:tab/>Commercial availability</text:h>
      <text:p text:style-name="P33"/>
      <text:p text:style-name="P22">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29">A public product announcement with a shipping date within the time limit.</text:p>
      <text:p text:style-name="P29">Demonstration of a prototype implementation and accompanying draft user documentation.</text:p>
      <text:p text:style-name="P22">Alternatively, and at the Business Committee's discretion, submissions may be adopted <text:soft-page-break/>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52" text:outline-level="3" text:is-list-header="true">A2.3<text:tab/>Access to Intellectual Property Rights</text:h>
      <text:p text:style-name="P23"/>
      <text:p text:style-name="P22">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22"/>
      <text:p text:style-name="P22">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52" text:outline-level="3" text:is-list-header="true">A2.4<text:tab/>Publication of the specification</text:h>
      <text:p text:style-name="P33"/>
      <text:p text:style-name="P22">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52" text:outline-level="3" text:is-list-header="true">A2.5<text:tab/>Continuing support</text:h>
      <text:p text:style-name="P33"/>
      <text:p text:style-name="P37">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text:soft-page-break/>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text:soft-page-break/>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21"><text:tab/></text:span>“This specification has completed the design phase and is in the process of being prototyped.”</text:p>
      <text:p text:style-name="CBullet"><text:span text:style-name="T21"><text:tab/></text:span>“An implementation of this specification has been in beta-test for 4 months.”</text:p>
      <text:p text:style-name="CBullet"><text:span text:style-name="T21"><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1">All submissions</text:span><text:span text:style-name="T10">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21">•<text:tab/></text:span>Submissions that are concise and easy to read will inevitably receive more consideration.</text:p>
      <text:p text:style-name="Bullet"><text:span text:style-name="T21">•<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2104707589" text:style-name="WW8Num3">
        <text:list-item>
          <text:p text:style-name="P55">The key words "<text:span text:style-name="T9">must</text:span>", "<text:span text:style-name="T9">must not</text:span>", "<text:span text:style-name="T9">required</text:span>", "<text:span text:style-name="T9">shall</text:span>", "<text:span text:style-name="T9">shall not</text:span>", "<text:span text:style-name="T9">should</text:span>", "<text:span text:style-name="T9">should not</text:span>", "<text:span text:style-name="T9">recommended</text:span>", <text:s/>"<text:span text:style-name="T9">may</text:span>", and "<text:span text:style-name="T9">optional</text:span>" shall be used in the submissions with the meanings as described in RFC 2119 [RFC2119].</text:p>
        </text:list-item>
      </text:list>
      <text:h text:style-name="Heading_20_3" text:outline-level="3"><text:soft-page-break/>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31">A cover page carrying the following information:</text:p>
      <text:list xml:id="list1442687026" text:continue-list="list2104707589" text:style-name="WW8Num3">
        <text:list-item text:start-value="1">
          <text:p text:style-name="Subbullet">The full name of the submission</text:p>
        </text:list-item>
        <text:list-item>
          <text:p text:style-name="P63">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30">List of OMG members making the submission (see 4.1) listing exactly which members are making the submission, so that submitters can be matched with LOI responders and their current eligibility can be verified.</text:p>
      <text:p text:style-name="P30">Copyright waiver (see 4.7), in a form acceptable to the OMG. </text:p>
      <text:p text:style-name="CBullet">One acceptable form is:</text:p>
      <text:p text:style-name="P38">“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text:soft-page-break/>For each member making the submission, an individual contact point who is authorized by the member to officially state the member’s position relative to the submission, including matters related to copyright ownership, etc. (see 4.3)</text:p>
      <text:list xml:id="list1782548316" text:style-name="WW8Num28">
        <text:list-item>
          <text:p text:style-name="P56">Overview or guide to the material in the submission</text:p>
        </text:list-item>
        <text:list-item>
          <text:p text:style-name="P56">Overall design rationale (if appropriate)</text:p>
        </text:list-item>
        <text:list-item>
          <text:p text:style-name="P56">Statement of proof of concept (see 4.8)</text:p>
        </text:list-item>
        <text:list-item>
          <text:p text:style-name="P56">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2045183362" text:style-name="WW8Num19">
        <text:list-item>
          <text:p text:style-name="P57">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text:soft-page-break/>Submissions should provide a list of special symbols <text:s/>that are used in the proposed specification together with their significance</text:p>
      <text:p text:style-name="Bullet">Proposed specification<text:span text:style-name="T10">.</text:span></text:p>
      <text:p text:style-name="P13">PART III</text:p>
      <text:p text:style-name="Bullet">Changes or extensions required to adopted OMG specifications </text:p>
      <text:p text:style-name="P38">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15">RFP Submissions Desk</text:span><text:span text:style-name="T16"> </text:span>(<text:a xlink:type="simple" xlink:href="mailto:omg-documents@omg.org"><text:span text:style-name="Internet_20_link"><text:span text:style-name="T10">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h text:style-name="Heading_20_1" text:outline-level="1"><text:soft-page-break/>General Requirements on Proposals</text:h>
      <text:h text:style-name="Heading_20_2" text:outline-level="2">Requirements</text:h>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53" text:outline-level="3">Proposals shall be <text:span text:style-name="T15">precise </text:span>and<text:span text:style-name="T15"> functionally complete</text:span>. All relevant assumptions and context required for implementing the specification shall be provided.</text:h>
      <text:h text:style-name="P53" text:outline-level="3">Proposals shall specify <text:span text:style-name="T10">conformance criteria</text:span> that clearly state what features all implementations must support and which features (if any) may <text:span text:style-name="T15">optionally</text:span> be supported.</text:h>
      <text:h text:style-name="P53" text:outline-level="3">Proposals shall <text:span text:style-name="T10">reuse</text:span> existing OMG and other standard specifications in preference to defining new models to specify similar functionality.</text:h>
      <text:h text:style-name="P53" text:outline-level="3">Proposals shall justify and fully specify any <text:span text:style-name="T15">changes or extensions</text:span> required to existing OMG specifications. In general, OMG favors proposals that are <text:span text:style-name="T15">upwards compatible</text:span> with existing standards and that minimize changes and extensions to existing specifications.</text:h>
      <text:h text:style-name="P53" text:outline-level="3">Proposals shall factor out functionality that could be used in different contexts and specify their models, interfaces, etc. separately. Such <text:span text:style-name="T15">minimalism </text:span>fosters re-use and avoids functional duplication.</text:h>
      <text:h text:style-name="P53" text:outline-level="3">Proposals shall use or depend on other specifications only where it is actually necessary. While re-use of existing specifications to avoid duplication will be encouraged, proposals should avoid gratuitous use.</text:h>
      <text:h text:style-name="P53" text:outline-level="3"><text:soft-page-break/>Proposals shall be <text:span text:style-name="T15">compatible</text:span> with and <text:span text:style-name="T10">usable</text:span> with existing specifications from OMG and other standards bodies, as appropriate. Separate specifications offering distinct functionality should be usable together where it makes sense to do so.</text:h>
      <text:h text:style-name="P53" text:outline-level="3">Proposals shall preserve maximum <text:span text:style-name="T15">implementation flexibility</text:span>. Implementation descriptions should not be included and proposals shall not constrain implementations any more than is necessary to promote interoperability.</text:h>
      <text:h text:style-name="P53" text:outline-level="3">Proposals shall allow <text:span text:style-name="T15">independent implementations</text:span> that are <text:span text:style-name="T15">substitutable</text:span> and <text:span text:style-name="T15">interoperable</text:span>. An implementation should be replaceable by an alternative implementation without requiring changes to any client.</text:h>
      <text:h text:style-name="P53"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625704519" text:style-name="WW8Num12">
        <text:list-item>
          <text:p text:style-name="P58">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text:soft-page-break/>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168282141" text:style-name="WW8Num9">
        <text:list-item>
          <text:p text:style-name="P59">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59">Explicitly <text:span text:style-name="T22">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ext:soft-page-break/>that conformance can be unambiguously assessed through both manual inspection and automated testing.</text:p>
      <text:h text:style-name="Heading_20_3" text:outline-level="3">Standardized Metadata</text:h>
      <text:p text:style-name="Body">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h text:style-name="P50" text:outline-level="1">Specific Requirements on Proposals</text:h>
      <text:h text:style-name="Heading_20_2" text:outline-level="2">Problem Statement</text:h>
      <text:p text:style-name="Body"><text:change-start text:change-id="ct367854848"/>CCM only has a standardized way to make synchronous two way or <text:change-end text:change-id="ct367854848"/><text:change-start text:change-id="ct367854704"/><text:s/><text:change-end text:change-id="ct367854704"/><text:change-start text:change-id="ct367858448"/>asynchronous one way invocations from one component to another component. Certain <text:change-end text:change-id="ct367858448"/><text:change-start text:change-id="ct367304576"/>applications may require <text:change-end text:change-id="ct367304576"/><text:change-start text:change-id="ct367858544"/>components <text:change-end text:change-id="ct367858544"/><text:change text:change-id="ct367306768"/><text:change-start text:change-id="ct367306896"/>to be able to <text:change-end text:change-id="ct367306896"/><text:change text:change-id="ct367307168"/><text:change-start text:change-id="ct367858640"/>accomodate<text:change-end text:change-id="ct367858640"/><text:change-start text:change-id="ct367307392"/> <text:change-end text:change-id="ct367307392"/><text:change text:change-id="ct367858736"/><text:change text:change-id="ct367307488"/><text:change-start text:change-id="ct367307712"/>two<text:change-end text:change-id="ct367307712"/><text:change-start text:change-id="ct367307840"/> <text:change-end text:change-id="ct367307840"/><text:change-start text:change-id="ct367858832"/>way asynchronous invocation<text:change-end text:change-id="ct367858832"/><text:change-start text:change-id="ct367308000"/>s<text:change-end text:change-id="ct367308000"/><text:change text:change-id="ct367308128"/><text:change-start text:change-id="ct367858928"/>. <text:change-end text:change-id="ct367858928"/><text:change text:change-id="ct367308352"/><text:change-start text:change-id="ct367306592"/>The only solution currently available in this context is for <text:span text:style-name="T2">application</text:span> developers to <text:change-start text:change-id="ct367859360"/><text:span text:style-name="T2">develop</text:span><text:change-end text:change-id="ct367306592"/><text:change-end text:change-id="ct367859360"/><text:change-start text:change-id="ct367859600"/><text:span text:style-name="T2"> proprietary, ad-hoc communication patterns to </text:span><text:change-end text:change-id="ct367859600"/><text:change-start text:change-id="ct367859856"/><text:span text:style-name="T2">achieve this capability</text:span><text:change-end text:change-id="ct367859856"/><text:change text:change-id="ct367859952"/><text:change-start text:change-id="ct367859024"/><text:span text:style-name="T2">.</text:span></text:p>
      <text:p text:style-name="P2">This RFP searches for a standardized solution for implementing asynchronous method invocations for <text:change-end text:change-id="ct367859024"/><text:change-start text:change-id="ct367309360"/>the <text:change-end text:change-id="ct367309360"/><text:change-start text:change-id="ct367309456"/>CORBA Component Model<text:change-end text:change-id="ct367309456"/><text:change-start text:change-id="ct367309552"/> <text:change-end text:change-id="ct367309552"/><text:change-start text:change-id="ct367311728"/>(AMI4CCM). </text:p>
      <text:p text:style-name="P2"><text:change-end text:change-id="ct367311728"/><text:change-start text:change-id="ct367311824"/>Any proposed solutions should use the connec<text:change-end text:change-id="ct367311824"/><text:change-start text:change-id="ct367311920"/>tor concept introduced in the DDS for Lightweight CCM (DDS4CCM) specification, and should not require changes to the core CCM specification. <text:change-end text:change-id="ct367311920"/><text:change text:change-id="ct367312240"/><text:change text:change-id="ct367312112"/><text:change text:change-id="ct367312016"/><text:change-start text:change-id="ct367308448"/></text:p>
      <text:p text:style-name="Body"><text:change-end text:change-id="ct367308448"/><text:change text:change-id="ct367312496"/><text:change-start text:change-id="ct367308960"/><text:span text:style-name="T2">Proposed </text:span><text:change-end text:change-id="ct367308960"/><text:change-start text:change-id="ct367860112"/><text:span text:style-name="T2">solutions</text:span><text:change-end text:change-id="ct367860112"/><text:change-start text:change-id="ct367860272"/><text:span text:style-name="T2"> may reuse parts from CORBA AMI, </text:span><text:change-end text:change-id="ct367860272"/><text:change text:change-id="ct367860448"/><text:change-start text:change-id="ct367860640"/><text:span text:style-name="T2">but should not exclude the possibility of implementations that</text:span><text:change-end text:change-id="ct367860640"/><text:change text:change-id="ct367860736"/><text:change-start text:change-id="ct367860928"/><text:span text:style-name="T2"> </text:span><text:change-end text:change-id="ct367860928"/><text:change-start text:change-id="ct367861184"/><text:span text:style-name="T2">use </text:span><text:change-end text:change-id="ct367861184"/><text:change-start text:change-id="ct367861440"/><text:span text:style-name="T2">alternative </text:span><text:change-end text:change-id="ct367861440"/><text:change text:change-id="ct367861536"/><text:change-start text:change-id="ct367861728"/><text:span text:style-name="T2">techniques</text:span><text:change-end text:change-id="ct367861728"/><text:change-start text:change-id="ct367861984"/><text:span text:style-name="T2"> to achieve </text:span><text:change-end text:change-id="ct367861984"/><text:change text:change-id="ct367862080"/><text:change-start text:change-id="ct367862272"/><text:span text:style-name="T2"><text:s/>asynchronous behavior.</text:span><text:change-end text:change-id="ct367862272"/><text:change text:change-id="ct367862368"/></text:p>
      <text:h text:style-name="Heading_20_2" text:outline-level="2">Scope of Proposals Sought</text:h>
      <text:p text:style-name="Body"><text:change-start text:change-id="ct367312592"/>The new <text:change-end text:change-id="ct367312592"/><text:change text:change-id="ct367861024"/><text:change-start text:change-id="ct367314368"/>AMI4CCM solution should:<text:change-end text:change-id="ct367314368"/></text:p>
      <text:list xml:id="list1386236055" text:continue-list="list76301032" text:style-name="L1">
        <text:list-item>
          <text:p text:style-name="P3"><text:change text:change-id="ct367240672"/><text:change-start text:change-id="ct367312960"/>Extend CCM with a standardize<text:change-end text:change-id="ct367312960"/><text:change-start text:change-id="ct367313632"/>d<text:change-end text:change-id="ct367313632"/><text:change-start text:change-id="ct367312720"/> way of doing asynchronous method invocation using the connector concept.<text:change-end text:change-id="ct367312720"/><text:change text:change-id="ct367325664"/><text:change text:change-id="ct367325472"/><text:change text:change-id="ct367313456"/><text:change text:change-id="ct367324144"/><text:change text:change-id="ct367313360"/><text:change text:change-id="ct367320160"/><text:change text:change-id="ct367312816"/></text:p>
        </text:list-item>
      </text:list>
      <text:list xml:id="list1802538432" text:continue-list="list1286932512" text:style-name="WW8Num15">
        <text:list-item>
          <text:p text:style-name="P5"><text:change text:change-id="ct367325920"/><text:change text:change-id="ct367863616"/><text:change text:change-id="ct367863360"/><text:change-start text:change-id="ct367863712"/>Must provide a callback model where the user component is called back with the received reply<text:change-end text:change-id="ct367863712"/><text:change-start text:change-id="ct367326288"/> or exception in case of a failure<text:change-end text:change-id="ct367326288"/></text:p>
        </text:list-item>
        <text:list-item>
          <text:p text:style-name="P5"><text:change text:change-id="ct367863808"/><text:change text:change-id="ct367326672"/><text:change text:change-id="ct367326480"/><text:change text:change-id="ct367326384"/><text:change-start text:change-id="ct367326864"/>Must explain how AMI4CCM <text:change-end text:change-id="ct367326864"/><text:change-start text:change-id="ct367863904"/>has to be <text:change-end text:change-id="ct367863904"/><text:change text:change-id="ct367864000"/><text:change-start text:change-id="ct367328896"/>deployed and configured.<text:change-end text:change-id="ct367328896"/></text:p>
        </text:list-item>
      </text:list>
      <text:p text:style-name="P6"><text:change text:change-id="ct367325792"/></text:p>
      <text:h text:style-name="Heading_20_2" text:outline-level="2">Relationship to Existing OMG Specifications</text:h>
      <text:p text:style-name="Body_20_Hidden"><text:change text:change-id="ct367329408"/><text:change-start text:change-id="ct367313824"/>The AMI4CCM specification will use the CCM and DDS4CCM specifications</text:p>
      <text:p text:style-name="Body_20_Hidden"><text:change-end text:change-id="ct367313824"/><text:change text:change-id="ct367326048"/></text:p>
      <text:h text:style-name="Heading_20_2" text:outline-level="2"><text:soft-page-break/>Related Activities, Documents and Standards</text:h>
      <text:p text:style-name="Body_20_Hidden"><text:change text:change-id="ct367329296"/>This RFP <text:change text:change-id="ct367327264"/><text:change-start text:change-id="ct367327536"/>should use the connector concept as introduced with the DDS4CCM specification http://www.omg.org/techprocess/meetings/schedule/DDS_for_CCM_FTF_2.html<text:change-end text:change-id="ct367327536"/></text:p>
      <text:p text:style-name="Body"><text:change text:change-id="ct367327664"/></text:p>
      <text:p text:style-name="Body"/>
      <text:p text:style-name="Body"/>
      <text:p text:style-name="Body"/>
      <text:p text:style-name="Body"/>
      <text:p text:style-name="Body"/>
      <text:p text:style-name="Body"/>
      <text:p text:style-name="Body"/>
      <text:h text:style-name="Heading_20_2" text:outline-level="2"><text:soft-page-break/>Mandatory Requirements</text:h>
      <text:h text:style-name="Heading_20_3" text:outline-level="3"><text:change-start text:change-id="ct367864160"/>The solution must use the connector concept introduced in the DDS4CCM specification<text:change-end text:change-id="ct367864160"/><text:change-start text:change-id="ct367864256"/>.<text:change-end text:change-id="ct367864256"/><text:change-start text:change-id="ct367862560"/></text:h>
      <text:h text:style-name="Heading_20_3" text:outline-level="3"><text:change-end text:change-id="ct367862560"/><text:change-start text:change-id="ct367862656"/>The solution may not extend the core CCM <text:change-end text:change-id="ct367862656"/><text:change text:change-id="ct367333504"/><text:change-start text:change-id="ct367333600"/>specification<text:change-end text:change-id="ct367333600"/><text:change-start text:change-id="ct367862752"/>.<text:change-end text:change-id="ct367862752"/><text:change-start text:change-id="ct367864384"/></text:h>
      <text:h text:style-name="Heading_20_3" text:outline-level="3"><text:change-end text:change-id="ct367864384"/><text:change text:change-id="ct367864480"/><text:change-start text:change-id="ct367328640"/>The solution must use a callback model<text:change-end text:change-id="ct367328640"/><text:change-start text:change-id="ct367335664"/> to pass the reply or exception back to the user component<text:change-end text:change-id="ct367335664"/><text:change-start text:change-id="ct367335760"/>.<text:change-end text:change-id="ct367335760"/></text:h>
      <text:h text:style-name="Heading_20_3" text:outline-level="3"><text:change text:change-id="ct367336944"/><text:change text:change-id="ct367336816"/><text:change text:change-id="ct367862944"/><text:change text:change-id="ct367862848"/><text:change text:change-id="ct367336064"/><text:change text:change-id="ct367864688"/><text:change-start text:change-id="ct367863040"/>The solution <text:change-end text:change-id="ct367863040"/><text:change text:change-id="ct367863136"/><text:change-start text:change-id="ct367863232"/>must<text:change-end text:change-id="ct367863232"/><text:change-start text:change-id="ct367337376"/> only<text:change-end text:change-id="ct367337376"/><text:change text:change-id="ct367338000"/><text:change-start text:change-id="ct367864896"/> impact<text:change-end text:change-id="ct367864896"/><text:change text:change-id="ct367338464"/><text:change-start text:change-id="ct367338560"/> CCM client components, <text:change-end text:change-id="ct367338560"/><text:change text:change-id="ct367338880"/><text:change text:change-id="ct367338784"/><text:change-start text:change-id="ct367865408"/><text:span text:style-name="T3">i.e. </text:span><text:span text:style-name="T6">the server side must remain unaware that it is being invoked asynchronously. <text:s/></text:span><text:change-end text:change-id="ct367865408"/><text:change-start text:change-id="ct367339232"/></text:h>
      <text:h text:style-name="Heading_20_3" text:outline-level="3"><text:change-end text:change-id="ct367339232"/><text:change text:change-id="ct367339632"/><text:change-start text:change-id="ct367339728"/>The solution <text:change-end text:change-id="ct367339728"/><text:change text:change-id="ct367865056"/><text:change-start text:change-id="ct367865152"/>must<text:change-end text:change-id="ct367865152"/><text:change-start text:change-id="ct367340048"/> <text:change-end text:change-id="ct367340048"/><text:change text:change-id="ct367342304"/><text:change-start text:change-id="ct367342528"/>support both<text:change-end text:change-id="ct367342528"/><text:change text:change-id="ct367342656"/><text:change-start text:change-id="ct367342752"/> simplex and multiplex receptacles<text:change-end text:change-id="ct367342752"/><text:change-start text:change-id="ct367865504"/>.<text:change-end text:change-id="ct367865504"/><text:change-start text:change-id="ct367343120"/></text:h>
      <text:h text:style-name="Heading_20_3" text:outline-level="3">The solution must make it possible to send different <text:change-end text:change-id="ct367343120"/><text:change text:change-id="ct367343392"/><text:change-start text:change-id="ct367343488"/>invocations<text:change-end text:change-id="ct367343488"/><text:change-start text:change-id="ct367865600"/> to each component <text:change-end text:change-id="ct367865600"/><text:change-start text:change-id="ct367343776"/>that is connected to a <text:change-end text:change-id="ct367343776"/><text:change text:change-id="ct367865696"/><text:change-start text:change-id="ct367344032"/>multiplex receptacle<text:change-end text:change-id="ct367344032"/><text:change-start text:change-id="ct367865792"/>.<text:change-end text:change-id="ct367865792"/><text:change-start text:change-id="ct367865888"/></text:h>
      <text:h text:style-name="Heading_20_3" text:outline-level="3">The solution must make it possible to use a subset of <text:change-end text:change-id="ct367865888"/><text:change text:change-id="ct367344560"/><text:change-start text:change-id="ct367865984"/>receptacles of a component with <text:change-end text:change-id="ct367865984"/><text:change text:change-id="ct367866080"/><text:change-start text:change-id="ct367344848"/>AMI4CCM.<text:change-end text:change-id="ct367344848"/><text:change-start text:change-id="ct367866336"/></text:h>
      <text:h text:style-name="Heading_20_3" text:outline-level="3">The solution must explain how the AMI4CCM connector is <text:change-end text:change-id="ct367866336"/><text:change text:change-id="ct367866432"/><text:change-start text:change-id="ct367345168"/>to be deployed and configured<text:change-end text:change-id="ct367345168"/><text:change-start text:change-id="ct367866528"/>, including any necessary configuration meta-data and connections to <text:change-end text:change-id="ct367866528"/><text:change-start text:change-id="ct367345888"/>client/server ports. <text:change-end text:change-id="ct367345888"/><text:change-start text:change-id="ct367866624"/></text:h>
      <text:h text:style-name="Heading_20_2" text:outline-level="2"><text:change-end text:change-id="ct367866624"/><text:change text:change-id="ct367348400"/><text:change text:change-id="ct367867008"/><text:change text:change-id="ct367866912"/><text:change text:change-id="ct367866816"/><text:change text:change-id="ct367866720"/><text:change text:change-id="ct367345616"/><text:change text:change-id="ct367345520"/>Optional Requirements</text:h>
      <text:h text:style-name="Heading_20_3" text:outline-level="3" text:is-list-header="true"/>
      <text:h text:style-name="Heading_20_2" text:outline-level="2">Issues to be discussed</text:h>
      <text:h text:style-name="Heading_20_3" text:outline-level="3"><text:change text:change-id="ct367352272"/><text:change text:change-id="ct367867824"/><text:change text:change-id="ct367351584"/><text:change text:change-id="ct367867728"/><text:change text:change-id="ct367867632"/><text:change text:change-id="ct367350624"/><text:change text:change-id="ct367867536"/><text:change text:change-id="ct367867440"/><text:change text:change-id="ct367343024"/><text:change text:change-id="ct367867344"/><text:change text:change-id="ct367867248"/>.</text:h>
      <text:p text:style-name="Body">These issues will be considered during submission evaluation. They should not be part of the proposed normative specification. (Place them in Part I of the submission.)<text:span text:style-name="T10"> </text:span></text:p>
      <text:h text:style-name="Heading_20_2" text:outline-level="2">Evaluation Criteria</text:h>
      <text:p text:style-name="Body_20_Hidden"><text:change text:change-id="ct367867952"/>Proposals shall be evaluated primarily based on their conformance to the mandatory requirements. </text:p>
      <text:p text:style-name="Body">The following additional evaluation criteria apply:</text:p>
      <text:h text:style-name="Heading_20_3" text:outline-level="3"><text:soft-page-break/>Completeness and non-ambiguity of submission.</text:h>
      <text:h text:style-name="Heading_20_3" text:outline-level="3"><text:change text:change-id="ct367868256"/>Simplicity and elegance of the resulting <text:change text:change-id="ct367868048"/><text:change-start text:change-id="ct367868352"/>code for the user component<text:change-end text:change-id="ct367868352"/><text:change text:change-id="ct367868448"/></text:h>
      <text:h text:style-name="Heading_20_2" text:outline-level="2">Other information unique to this RFP</text:h>
      <text:p text:style-name="Body_20_Hidden"/>
      <text:h text:style-name="Heading_20_2" text:outline-level="2">RFP Timetable</text:h>
      <text:p text:style-name="P8">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10">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16"/>
      <table:table table:name="Table1" table:style-name="Table1">
        <table:table-column table:style-name="Table1.A"/>
        <table:table-column table:style-name="Table1.B"/>
        <table:table-row table:style-name="Table1.1">
          <table:table-cell table:style-name="Table1.A1" office:value-type="string">
            <text:p text:style-name="P36">Event or Activity</text:p>
          </table:table-cell>
          <table:table-cell table:style-name="Table1.B1" office:value-type="string">
            <text:p text:style-name="P36">Actual Date</text:p>
          </table:table-cell>
        </table:table-row>
        <table:table-row table:style-name="Table1.1">
          <table:table-cell table:style-name="Table1.A2" office:value-type="string">
            <text:p text:style-name="P7">Preparation of RFP by TF</text:p>
          </table:table-cell>
          <table:table-cell table:style-name="Table1.B2" office:value-type="string">
            <text:p text:style-name="P7"><text:change text:change-id="ct367876080"/><text:change-start text:change-id="ct367876192"/>September<text:change-end text:change-id="ct367876192"/>, 20<text:change text:change-id="ct367875792"/><text:change-start text:change-id="ct367355104"/>10<text:change-end text:change-id="ct367355104"/></text:p>
          </table:table-cell>
        </table:table-row>
        <table:table-row table:style-name="Table1.1">
          <table:table-cell table:style-name="Table1.A3" office:value-type="string">
            <text:p text:style-name="P7">RFP placed on OMG document server</text:p>
          </table:table-cell>
          <table:table-cell table:style-name="Table1.B3" office:value-type="string">
            <text:p text:style-name="P7"><text:change text:change-id="ct367876592"/><text:change-start text:change-id="ct367876704"/>November<text:change-end text:change-id="ct367876704"/> 1<text:change text:change-id="ct367876320"/>, 20<text:change text:change-id="ct367356112"/><text:change-start text:change-id="ct367876800"/>10<text:change-end text:change-id="ct367876800"/></text:p>
            <text:p text:style-name="CellBody">“Four week rule”</text:p>
          </table:table-cell>
        </table:table-row>
        <table:table-row table:style-name="Table1.1">
          <table:table-cell table:style-name="Table1.A3" office:value-type="string">
            <text:p text:style-name="P7">Approval of RFP by Architecture Board</text:p>
            <text:p text:style-name="CellBody">Review by TC</text:p>
          </table:table-cell>
          <table:table-cell table:style-name="Table1.B3" office:value-type="string">
            <text:p text:style-name="P7"><text:change text:change-id="ct367877200"/><text:change-start text:change-id="ct367877312"/>December<text:change-end text:change-id="ct367877312"/> 20<text:change text:change-id="ct367876928"/><text:change-start text:change-id="ct367357296"/>10<text:change-end text:change-id="ct367357296"/></text:p>
          </table:table-cell>
        </table:table-row>
        <table:table-row table:style-name="Table1.1">
          <table:table-cell table:style-name="Table1.A3" office:value-type="string">
            <text:p text:style-name="P7">TC votes to issue RFP</text:p>
          </table:table-cell>
          <table:table-cell table:style-name="Table1.B3" office:value-type="string">
            <text:p text:style-name="P7"><text:change text:change-id="ct367877744"/><text:change-start text:change-id="ct367877840"/>December<text:change-end text:change-id="ct367877840"/> 20<text:change text:change-id="ct367877536"/><text:change-start text:change-id="ct367357696"/>10<text:change-end text:change-id="ct367357696"/></text:p>
          </table:table-cell>
        </table:table-row>
        <table:table-row table:style-name="Table1.1">
          <table:table-cell table:style-name="Table1.A3" office:value-type="string">
            <text:p text:style-name="P7">LOI to submit to RFP due</text:p>
          </table:table-cell>
          <table:table-cell table:style-name="Table1.B3" office:value-type="string">
            <text:p text:style-name="P7">April<text:change text:change-id="ct367878240"/>, 20<text:change text:change-id="ct367878336"/><text:change-start text:change-id="ct367357520"/>11<text:change-end text:change-id="ct367357520"/></text:p>
          </table:table-cell>
        </table:table-row>
        <table:table-row table:style-name="Table1.1">
          <table:table-cell table:style-name="Table1.A3" office:value-type="string">
            <text:p text:style-name="P7">Initial Submissions due and placed on OMG document server (“Four week rule”)</text:p>
          </table:table-cell>
          <table:table-cell table:style-name="Table1.B3" office:value-type="string">
            <text:p text:style-name="P7">August<text:change text:change-id="ct367878704"/>, 20<text:change text:change-id="ct367878816"/><text:change-start text:change-id="ct367878464"/>11<text:change-end text:change-id="ct367878464"/></text:p>
          </table:table-cell>
        </table:table-row>
        <table:table-row table:style-name="Table1.1">
          <table:table-cell table:style-name="Table1.A3" office:value-type="string">
            <text:p text:style-name="P7">Voter registration closes</text:p>
          </table:table-cell>
          <table:table-cell table:style-name="Table1.B3" office:value-type="string">
            <text:p text:style-name="P7">August<text:change text:change-id="ct367879248"/>, 20<text:change text:change-id="ct367879344"/><text:change-start text:change-id="ct367879440"/>11<text:change-end text:change-id="ct367879440"/></text:p>
          </table:table-cell>
        </table:table-row>
        <table:table-row table:style-name="Table1.1">
          <table:table-cell table:style-name="Table1.A3" office:value-type="string">
            <text:p text:style-name="P7">Initial Submission presentations</text:p>
          </table:table-cell>
          <table:table-cell table:style-name="Table1.B3" office:value-type="string">
            <text:p text:style-name="P7">September, 20<text:change text:change-id="ct367879696"/><text:change-start text:change-id="ct367879792"/>11<text:change-end text:change-id="ct367879792"/></text:p>
          </table:table-cell>
        </table:table-row>
        <table:table-row table:style-name="Table1.1">
          <table:table-cell table:style-name="Table1.A3" office:value-type="string">
            <text:p text:style-name="P7">Preliminary evaluation by TF</text:p>
          </table:table-cell>
          <table:table-cell table:style-name="Table1.B3" office:value-type="string">
            <text:p text:style-name="P7">September, 20<text:change text:change-id="ct367880128"/><text:change-start text:change-id="ct367880224"/>11<text:change-end text:change-id="ct367880224"/></text:p>
          </table:table-cell>
        </table:table-row>
        <table:table-row table:style-name="Table1.1">
          <table:table-cell table:style-name="Table1.A3" office:value-type="string">
            <text:p text:style-name="P7">Revised Submissions due and placed on OMG document server (“Four week rule”)</text:p>
          </table:table-cell>
          <table:table-cell table:style-name="Table1.B3" office:value-type="string">
            <text:p text:style-name="P7">November<text:change text:change-id="ct367880592"/>, 20<text:change text:change-id="ct367880688"/><text:change-start text:change-id="ct367169632"/>11<text:change-end text:change-id="ct367169632"/></text:p>
          </table:table-cell>
        </table:table-row>
        <table:table-row table:style-name="Table1.1">
          <table:table-cell table:style-name="Table1.A3" office:value-type="string">
            <text:p text:style-name="P7">Revised Submission presentations</text:p>
          </table:table-cell>
          <table:table-cell table:style-name="Table1.B3" office:value-type="string">
            <text:p text:style-name="P7">December, 20<text:change text:change-id="ct367881040"/><text:change-start text:change-id="ct367881152"/>11<text:change-end text:change-id="ct367881152"/></text:p>
          </table:table-cell>
        </table:table-row>
        <table:table-row table:style-name="Table1.1">
          <table:table-cell table:style-name="Table1.A3" office:value-type="string">
            <text:p text:style-name="P7">Final evaluation and selection by TF </text:p>
            <text:p text:style-name="CellBody">Recommendation to AB and TC</text:p>
          </table:table-cell>
          <table:table-cell table:style-name="Table1.B3" office:value-type="string">
            <text:p text:style-name="P7">December, 20<text:change text:change-id="ct367881520"/><text:change-start text:change-id="ct367881632"/>11<text:change-end text:change-id="ct367881632"/></text:p>
          </table:table-cell>
        </table:table-row>
        <table:table-row table:style-name="Table1.1">
          <table:table-cell table:style-name="Table1.A3" office:value-type="string">
            <text:p text:style-name="P7">Approval by Architecture Board</text:p>
            <text:p text:style-name="CellBody">Review by TC</text:p>
          </table:table-cell>
          <table:table-cell table:style-name="Table1.B3" office:value-type="string">
            <text:p text:style-name="P7">December, 20<text:change text:change-id="ct367882000"/><text:change-start text:change-id="ct367882112"/>11<text:change-end text:change-id="ct367882112"/></text:p>
          </table:table-cell>
        </table:table-row>
        <text:soft-page-break/>
        <table:table-row table:style-name="Table1.1">
          <table:table-cell table:style-name="Table1.A3" office:value-type="string">
            <text:p text:style-name="P7">TC votes to<text:span text:style-name="T17"> </text:span><text:span text:style-name="T23">recommend</text:span><text:span text:style-name="T17"> </text:span><text:span text:style-name="T23">specification</text:span></text:p>
          </table:table-cell>
          <table:table-cell table:style-name="Table1.B3" office:value-type="string">
            <text:p text:style-name="P7">December<text:change-start text:change-id="ct367883392"/> <text:change-end text:change-id="ct367883392"/>20<text:change text:change-id="ct367883488"/><text:change-start text:change-id="ct367170576"/>11<text:change-end text:change-id="ct367170576"/></text:p>
          </table:table-cell>
        </table:table-row>
        <table:table-row table:style-name="Table1.1">
          <table:table-cell table:style-name="Table1.A3" office:value-type="string">
            <text:p text:style-name="P7">BoD votes to adopt specification</text:p>
          </table:table-cell>
          <table:table-cell table:style-name="Table1.B3" office:value-type="string">
            <text:p text:style-name="P7">March 20<text:change text:change-id="ct367882368"/><text:change-start text:change-id="ct367882480"/>12<text:change-end text:change-id="ct367882480"/></text:p>
          </table:table-cell>
        </table:table-row>
      </table:table>
      <text:p text:style-name="P8"/>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21"/>
      <text:list xml:id="list2021123289" text:style-name="WW8Num4">
        <text:list-item>
          <text:p text:style-name="P46"><text:change text:change-id="ct367886832"/><text:change-start text:change-id="ct367171152"/>DDS4CCM http://www.omg.org/techprocess/meetings/schedule/DDS_for_CCM_FTF_2.html<text:change-end text:change-id="ct367171152"/></text:p>
        </text:list-item>
        <text:list-item>
          <text:p text:style-name="P46"><text:change text:change-id="ct367886928"/><text:change-start text:change-id="ct367887024"/>CCM<text:change-end text:change-id="ct367887024"/></text:p>
        </text:list-item>
      </text:list>
      <text:h text:style-name="Heading_20_2" text:outline-level="2" text:is-list-header="true">A.2<text:tab/>Glossary Specific to this RFP</text:h>
      <text:p text:style-name="P21"/>
      <text:h text:style-name="Heading_20_1" text:outline-level="1" text:is-list-header="true">Appendix B<text:tab/>General Reference and Glossary</text:h>
      <text:p text:style-name="Body"/>
      <text:h text:style-name="Heading_20_2" text:outline-level="2" text:is-list-header="true">B.1<text:tab/><text:tab/>General References</text:h>
      <text:p text:style-name="Body">The following documents are referenced in this document:</text:p>
      <text:p text:style-name="P9">[ATC] Air Traffic Control Specification, <text:a xlink:type="simple" xlink:href="http://www.omg.org/technology/documents/formal/air_traffic_control.htm"><text:span text:style-name="Internet_20_link"><text:span text:style-name="T10">http://www.omg.org/technology/documents/formal/air_traffic_control.htm</text:span></text:span></text:a></text:p>
      <text:p text:style-name="P9">[BCQ] OMG Board of Directors Business Committee Questionnaire, <text:a xlink:type="simple" xlink:href="http://www.omg.org/cgi-bin/doc?bc/02-02-01"><text:span text:style-name="Internet_20_link"><text:span text:style-name="T10">http://www.omg.org/cgi-bin/doc?bc/02-02-01</text:span></text:span></text:a></text:p>
      <text:p text:style-name="P9">[CCM] CORBA Core Components Specification, <text:a xlink:type="simple" xlink:href="http://www.omg.org/technology/documents/formal/components.htm"><text:span text:style-name="Internet_20_link"><text:span text:style-name="T11">http://www.omg.org/technology/documents/formal/components.htm</text:span></text:span></text:a> </text:p>
      <text:p text:style-name="P9"><text:soft-page-break/>[CORBA] Common Object Request Broker Architecture (CORBA/IIOP), <text:a xlink:type="simple" xlink:href="http://www.omg.org/technology/documents/formal/corba_iiop.htm"><text:span text:style-name="Internet_20_link"><text:span text:style-name="T10">http://www.omg.org/technology/documents/formal/corba_iiop.htm</text:span></text:span></text:a></text:p>
      <text:p text:style-name="P18">[CSIV2] <text:s/>[CORBA] Chapter 26</text:p>
      <text:p text:style-name="P9"><text:soft-page-break/>[CWM] Common Warehouse Metamodel Specification, <text:a xlink:type="simple" xlink:href="http://www.omg.org/technology/documents/formal/cwm.htm"><text:span text:style-name="Internet_20_link"><text:span text:style-name="T10">http://www.omg.org/technology/documents/formal/cwm.htm</text:span></text:span></text:a></text:p>
      <text:p text:style-name="P9">[DAIS] Data Acquisition from Industrial Systems, <text:a xlink:type="simple" xlink:href="http://www.omg.org/technology/documents/formal/dais.htm"><text:span text:style-name="Internet_20_link"><text:span text:style-name="T11">http://www.omg.org/technology/documents/formal/dais.htm</text:span></text:span></text:a> <text:change-start text:change-id="ct367878944"/></text:p>
      <text:p text:style-name="P9"><text:change-end text:change-id="ct367878944"/><text:change-start text:change-id="ct367171488"/>[DDS4CCM] DDS for CCM</text:p>
      <text:p text:style-name="P20"><text:a xlink:type="simple" xlink:href="http://www.omg.org/techprocess/meetings/schedule/DDS_for_CCM_FTF_2.html%20">http://www.omg.org/techprocess/meetings/schedule/DDS_for_CCM_FTF_2.html </text:a></text:p>
      <text:p text:style-name="P9"><text:change-end text:change-id="ct367171488"/><text:change text:change-id="ct367879040"/>[EDOC] UML Profile for EDOC Specification, <text:a xlink:type="simple" xlink:href="http://www.omg.org/techprocess/meetings/schedule/UML_Profile_for_EDOC_FTF.html"><text:span text:style-name="Internet_20_link"><text:span text:style-name="T10">http://www.omg.org/techprocess/meetings/schedule/UML_Profile_for_EDOC_FTF.html</text:span></text:span></text:a></text:p>
      <text:p text:style-name="P9"><text:soft-page-break/><text:span text:style-name="T7">[EJB] “Enterprise JavaBeans™”, </text:span><text:a xlink:type="simple" xlink:href="http://java.sun.com/products/ejb/docs.html"><text:span text:style-name="Internet_20_link"><text:span text:style-name="T8">http://java.sun.com/products/ejb/docs.html</text:span></text:span></text:a></text:p>
      <text:p text:style-name="P9">[FORMS] “ISO PAS Compatible Submission Template”. <text:a xlink:type="simple" xlink:href="http://www.omg.org/cgi-bin/doc?pas/2003-08-02"><text:span text:style-name="Internet_20_link"><text:span text:style-name="T11">http://www.omg.org/cgi-bin/doc?pas/2003-08-02</text:span></text:span></text:a> </text:p>
      <text:p text:style-name="P9">[GE] Gene Expression<text:span text:style-name="T19">, </text:span><text:a xlink:type="simple" xlink:href="http://www.omg.org/technology/documents/formal/gene_expression.htm"><text:span text:style-name="Internet_20_link"><text:span text:style-name="T11">http://www.omg.org/technology/documents/formal/gene_expression.htm</text:span></text:span></text:a><text:span text:style-name="T19"> </text:span></text:p>
      <text:p text:style-name="P9">[GLS] General Ledger Specification ,<text:span text:style-name="T19"> </text:span><text:a xlink:type="simple" xlink:href="http://www.omg.org/technology/documents/formal/gen_ledger.htm"><text:span text:style-name="Internet_20_link"><text:span text:style-name="T10">http://www.omg.org/technology/documents/formal/gen_ledger.htm</text:span></text:span></text:a></text:p>
      <text:p text:style-name="P9">[Guide] The OMG Hitchhiker's Guide,, <text:a xlink:type="simple" xlink:href="http://www.omg.org/cgi-bin/doc?omg/2002-03-03"><text:span text:style-name="Internet_20_link"><text:span text:style-name="T11">http://www.omg.org/cgi-bin/doc?hh</text:span></text:span></text:a> </text:p>
      <text:p text:style-name="P9">[IDL] ISO/IEC 14750 also see [CORBA] Chapter 3.</text:p>
      <text:p text:style-name="P9">[IDLC++] IDL to C++ Language Mapping, <text:a xlink:type="simple" xlink:href="http://www.omg.org/technology/documents/formal/c++.htm"><text:span text:style-name="Internet_20_link"><text:span text:style-name="T10">http://www.omg.org/technology/documents/formal/c++.htm</text:span></text:span></text:a></text:p>
      <text:p text:style-name="P9">[MDAa] OMG Architecture Board,<text:span text:style-name="T10"> </text:span>"Model Driven Architecture - A Technical Perspective<text:span text:style-name="T10">”, </text:span><text:a xlink:type="simple" xlink:href="http://www.omg.org/mda/papers.htm"><text:span text:style-name="Internet_20_link"><text:span text:style-name="T10">http://www.omg.org/mda/papers.htm</text:span></text:span></text:a></text:p>
      <text:p text:style-name="P9">[MDAb] “Developing in OMG's Model Driven Architecture (MDA),” <text:a xlink:type="simple" xlink:href="http://www.omg.org/docs/omg/01-12-01.pdf"><text:span text:style-name="Internet_20_link"><text:span text:style-name="T11">http://www.omg.org/docs/omg/01-12-01.pdf</text:span></text:span></text:a> <text:s/></text:p>
      <text:p text:style-name="P9">[MDAc] “MDA Guide” (<text:a xlink:type="simple" xlink:href="http://www.omg.org/docs/omg/03-06-01.pdf"><text:span text:style-name="Internet_20_link"><text:span text:style-name="T10">http://www.omg.org/docs/omg/03-06-01.pdf</text:span></text:span></text:a>)</text:p>
      <text:p text:style-name="P9">[MDAd] “MDA "The Architecture of Choice for a Changing World™"”, <text:a xlink:type="simple" xlink:href="http://www.omg.org/mda"><text:span text:style-name="Internet_20_link"><text:span text:style-name="T10">http://www.omg.org/mda</text:span></text:span></text:a></text:p>
      <text:p text:style-name="P9"><text:soft-page-break/>[MOF]<text:span text:style-name="T10"> </text:span>Meta Object Facility Specification, <text:a xlink:type="simple" xlink:href="http://www.omg.org/technology/documents/formal/mof.htm"><text:span text:style-name="Internet_20_link"><text:span text:style-name="T10">http://www.omg.org/technology/documents/formal/mof.htm</text:span></text:span></text:a></text:p>
      <text:p text:style-name="P9"><text:span text:style-name="T7">[M</text:span><text:span text:style-name="T7">QS] “MQSeries Primer”, </text:span><text:a xlink:type="simple" xlink:href="http://www.redbooks.ibm.com/redpapers/pdfs/redp0021.pdf"><text:span text:style-name="Internet_20_link"><text:span text:style-name="T8">http://www.redbooks.ibm.com/redpapers/pdfs/redp0021.pdf</text:span></text:span></text:a><text:span text:style-name="T7"> </text:span></text:p>
      <text:p text:style-name="P9">[NS] Naming Service, <text:a xlink:type="simple" xlink:href="http://www.omg.org/technology/documents/formal/naming_service.htm"><text:span text:style-name="Internet_20_link"><text:span text:style-name="T10">http://www.omg.org/technology/documents/formal/naming_service.htm</text:span></text:span></text:a></text:p>
      <text:p text:style-name="P9">[OMA] “Object Management Architecture™”, <text:a xlink:type="simple" xlink:href="http://www.omg.org/oma/"><text:span text:style-name="Internet_20_link"><text:span text:style-name="T10">http://www.omg.org/oma/</text:span></text:span></text:a></text:p>
      <text:p text:style-name="P9">[OTS] Transaction Service, <text:a xlink:type="simple" xlink:href="http://www.omg.org/technology/documents/formal/transaction_service.htm"><text:span text:style-name="Internet_20_link"><text:span text:style-name="T10">http://www.omg.org/technology/documents/formal/transaction_service.htm</text:span></text:span></text:a></text:p>
      <text:p text:style-name="P9">[P&amp;P]<text:span text:style-name="T10"> </text:span>Policies and Procedures of the OMG Technical Process<text:span text:style-name="T10">, </text:span><text:a xlink:type="simple" xlink:href="http://www.omg.org/cgi-bin/doc?pp"><text:span text:style-name="Internet_20_link"><text:span text:style-name="T10">http://www.omg.org/cgi-bin/doc?pp</text:span></text:span></text:a></text:p>
      <text:p text:style-name="P9">[PIDS] Personal Identification Service,<text:span text:style-name="T19"> </text:span><text:a xlink:type="simple" xlink:href="http://www.omg.org/technology/documents/formal/person_identification_service.htm"><text:span text:style-name="Internet_20_link"><text:span text:style-name="T10">http://www.omg.org/technology/documents/formal/person_identification_service.htm</text:span></text:span></text:a></text:p>
      <text:p text:style-name="P9">[RAD] Resource Access Decision Facility, <text:a xlink:type="simple" xlink:href="http://www.omg.org/technology/documents/formal/resource_access_decision.htm"><text:span text:style-name="Internet_20_link"><text:span text:style-name="T11">http://www.omg.org/technology/documents/formal/resource_access_decision.htm</text:span></text:span></text:a> </text:p>
      <text:p text:style-name="P19">[RFC2119] IETF Best Practices: <text:span text:style-name="T24">Key words for use in RFCs to Indicate Requirement Levels, (</text:span><text:a xlink:type="simple" xlink:href="http://www.ietf.org/rfc/rfc2119.txt"><text:span text:style-name="Internet_20_link"><text:span text:style-name="T12">http://www.ietf.org/rfc/rfc2119.txt</text:span></text:span></text:a><text:span text:style-name="T12">).</text:span></text:p>
      <text:p text:style-name="P9">[RM-ODP] ISO/IEC 10746</text:p>
      <text:p text:style-name="P9">[SEC] CORBA Security Service, <text:a xlink:type="simple" xlink:href="http://www.omg.org/technology/documents/formal/security_service.htm"><text:span text:style-name="Internet_20_link"><text:span text:style-name="T10">http://www.omg.org/technology/documents/formal/security_service.htm</text:span></text:span></text:a></text:p>
      <text:p text:style-name="P9">[TOS] Trading Object Service, <text:a xlink:type="simple" xlink:href="http://www.omg.org/technology/documents/formal/trading_object_service.htm"><text:span text:style-name="Internet_20_link"><text:span text:style-name="T10">http://www.omg.org/technology/documents/formal/trading_object_service.htm</text:span></text:span></text:a></text:p>
      <text:p text:style-name="P9">[UML] Unified Modeling Language Specification, <text:a xlink:type="simple" xlink:href="http://www.omg.org/technology/documents/formal/uml.htm"><text:span text:style-name="Internet_20_link"><text:span text:style-name="T10">http://www.omg.org/technology/documents/formal/uml.htm</text:span></text:span></text:a></text:p>
      <text:p text:style-name="P9">[UMLC] UML Profile for CORBA, <text:a xlink:type="simple" xlink:href="http://www.omg.org/technology/documents/formal/profile_corba.htm"><text:span text:style-name="Internet_20_link"><text:span text:style-name="T11">http://www.omg.org/technology/documents/formal/profile_corba.htm</text:span></text:span></text:a> </text:p>
      <text:p text:style-name="P9"><text:s/>[XMI] XML Metadata Interchange Specification, <text:a xlink:type="simple" xlink:href="http://www.omg.org/technology/documents/formal/xmi.htm"><text:span text:style-name="Internet_20_link"><text:span text:style-name="T10">http://www.omg.org/technology/documents/formal/xmi.htm</text:span></text:span></text:a></text:p>
      <text:p text:style-name="P9">[XML/Value] XML Value Type Specification, <text:a xlink:type="simple" xlink:href="http://www.omg.org/technology/documents/formal/xmlvalue.htm"><text:span text:style-name="Internet_20_link"><text:span text:style-name="T11">http://www.omg.org/technology/documents/formal/xmlvalue.htm</text:span></text:span></text:a> </text:p>
      <text:p text:style-name="Body"/>
      <text:h text:style-name="Heading_20_2" text:outline-level="2" text:is-list-header="true">B.2 <text:tab/>General Glossary</text:h>
      <text:p text:style-name="Body"><text:span text:style-name="T13">Architecture Board (AB) </text:span><text:s/>- The OMG plenary that is responsible for ensuring the technical merit and MDA-compliance of RFPs and their submissions.</text:p>
      <text:p text:style-name="Body"><text:span text:style-name="T13">Board of Directors (BoD)</text:span> - The OMG body that is responsible for adopting technology.</text:p>
      <text:p text:style-name="Body"><text:span text:style-name="T13">Common Object Request Broker Architecture (CORBA) </text:span>- An OMG distributed computing platform specification that is independent of implementation languages.</text:p>
      <text:p text:style-name="Body"><text:span text:style-name="T13">Common Warehouse Metamodel (CWM) </text:span>- An OMG specification for data repository integration.</text:p>
      <text:p text:style-name="Body"><text:span text:style-name="T13">CORBA Component Model (CCM)</text:span> - An OMG specification for an implementation language independent distributed component model.</text:p>
      <text:p text:style-name="Body"><text:span text:style-name="T13">Interface Definition Language (IDL) </text:span>- An OMG and ISO standard language for specifying interfaces and associated data structures.</text:p>
      <text:p text:style-name="Body"><text:span text:style-name="T13">Letter of Intent (LOI)</text:span><text:span text:style-name="T9">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13">Mapping</text:span> - Specification of a mechanism for transforming the elements of a model conforming to a particular metamodel into elements of another model that conforms to another (possibly the same) metamodel. </text:p>
      <text:p text:style-name="Body"><text:span text:style-name="T13">Metadata</text:span><text:span text:style-name="T9"> </text:span>- Data that represents models. <text:s/>For example, a UML model; a CORBA object model expressed in IDL; and a relational database schema expressed using CWM.</text:p>
      <text:p text:style-name="Body"><text:span text:style-name="T13">Metamodel <text:s/></text:span>- A model of models.</text:p>
      <text:p text:style-name="Body"><text:span text:style-name="T13">Meta Object Facility (MOF)</text:span><text:span text:style-name="T10"> </text:span>- An OMG standard, closely related to UML, that enables metadata management and language definition.</text:p>
      <text:p text:style-name="Body"><text:span text:style-name="T13">Model</text:span><text:span text:style-name="T10"> </text:span>- A formal specification of the function, structure and/or behavior of an application or system.</text:p>
      <text:p text:style-name="Body"><text:span text:style-name="T13">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13">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13">Normative Reference </text:span>– References that contain provisions that one must conform to in order to claim compliance with the standard that contains said normative reference.</text:p>
      <text:p text:style-name="Body"><text:span text:style-name="T13">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13">Platform Independent Model (PIM) </text:span>- A model of a subsystem that contains no information specific to the platform, or the technology that is used to realize it. <text:s/></text:p>
      <text:p text:style-name="Body"><text:span text:style-name="T13">Platform Specific Model (PSM</text:span><text:span text:style-name="T10">)</text:span> - A model of a subsystem that includes information about the specific technology that is used in the realization of it on a specific platform, and hence possibly contains elements that are specific to the platform.</text:p>
      <text:p text:style-name="Body"><text:span text:style-name="T13">Request for Information (RFI) </text:span>- A general request to industry, academia, and any other interested parties to submit information about a particular technology area to one of the OMG's Technology Committee subgroups.</text:p>
      <text:p text:style-name="Body"><text:span text:style-name="T13">Request for Proposal (RFP)</text:span> - A document requesting OMG members to submit proposals to the OMG's Technology Committee. Such proposals must be received by a certain deadline and are evaluated by the issuing task force.</text:p>
      <text:p text:style-name="Body"><text:span text:style-name="T13">Task Force (TF)</text:span> - The OMG Technology Committee subgroup responsible for issuing a RFP and evaluating submission(s).</text:p>
      <text:p text:style-name="Body"><text:span text:style-name="T13">Technology Committee (TC)</text:span> - The body responsible for recommending technologies for adoption to the BoD. There are two TCs in OMG – <text:span text:style-name="T10">Platform TC</text:span> (PTC), that focuses on IT and modeling infrastructure related standards; and <text:span text:style-name="T10">Domain TC</text:span> (DTC), that focus on domain specific standards.</text:p>
      <text:p text:style-name="Body"><text:span text:style-name="T13">Unified Modeling Language (UML)</text:span> - An OMG standard language for specifying the structure and behavior of systems. <text:s/>The standard defines an abstract syntax and a graphical concrete syntax.</text:p>
      <text:p text:style-name="Body"><text:span text:style-name="T13">UML Profile</text:span> - A standardized set of extensions and constraints that tailors UML to particular use.</text:p>
      <text:p text:style-name="Body"><text:span text:style-name="T13">XML Metadata Interchange (XMI)</text:span> - An OMG standard that facilitates interchange of models via XML documents.</text:p>
      <text:p text:style-name="P21"/>
      <text:p text:style-name="P26"/>
      <text:p text:style-name="P21"/>
      <text:p text:style-name="P21"/>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367848128">
            <text:deletion>
              <office:change-info>
                <dc:creator>Johnny Willemsen</dc:creator>
                <dc:date>2010-08-10T14:33:00</dc:date>
              </office:change-info>
              <text:p text:style-name="Header">08</text:p>
            </text:deletion>
          </text:changed-region>
          <text:changed-region text:id="ct367848272">
            <text:insertion>
              <office:change-info>
                <dc:creator>Johnny Willemsen</dc:creator>
                <dc:date>2010-08-10T14:33:00</dc:date>
              </office:change-info>
            </text:insertion>
          </text:changed-region>
          <text:changed-region text:id="ct367848368">
            <text:deletion>
              <office:change-info>
                <dc:creator>Johnny Willemsen</dc:creator>
                <dc:date>2010-08-10T14:33:00</dc:date>
              </office:change-info>
              <text:p text:style-name="Header">03</text:p>
            </text:deletion>
          </text:changed-region>
          <text:changed-region text:id="ct367847840">
            <text:insertion>
              <office:change-info>
                <dc:creator>Johnny Willemsen</dc:creator>
                <dc:date>2010-08-10T14:33:00</dc:date>
              </office:change-info>
            </text:insertion>
          </text:changed-region>
          <text:changed-region text:id="ct367843648">
            <text:deletion>
              <office:change-info>
                <dc:creator>Johnny Willemsen</dc:creator>
                <dc:date>2010-08-10T14:33:00</dc:date>
              </office:change-info>
              <text:p text:style-name="Header">04</text:p>
            </text:deletion>
          </text:changed-region>
          <text:changed-region text:id="ct367848464">
            <text:insertion>
              <office:change-info>
                <dc:creator>Johnny Willemsen</dc:creator>
                <dc:date>2010-08-10T14:33:00</dc:date>
              </office:change-info>
            </text:insertion>
          </text:changed-region>
        </text:tracked-changes>
        <text:p text:style-name="Header">mars/20<text:change text:change-id="ct367848128"/><text:change-start text:change-id="ct367848272"/>10<text:change-end text:change-id="ct367848272"/>-<text:change text:change-id="ct367848368"/><text:change-start text:change-id="ct367847840"/>xx<text:change-end text:change-id="ct367847840"/>-<text:change text:change-id="ct367843648"/><text:change-start text:change-id="ct367848464"/>yy<text:change-end text:change-id="ct367848464"/></text:p>
      </style:header>
      <style:footer>
        <text:p text:style-name="right_20_footer">OMG RFP<text:tab/>% , "<text:tab/><text:page-number style:num-format="1"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Gerardo Pardo-Castellote</meta:initial-creator>
    <meta:creation-date>2008-02-10T13:58:00</meta:creation-date>
    <dc:date>2010-08-17T20:19:56</dc:date>
    <meta:print-date>2008-03-10T10:17:00</meta:print-date>
    <meta:editing-cycles>44</meta:editing-cycles>
    <meta:editing-duration>PT130H38M54S</meta:editing-duration>
    <meta:document-statistic meta:table-count="1" meta:image-count="0" meta:object-count="0" meta:page-count="32" meta:paragraph-count="511" meta:word-count="9271" meta:character-count="61808"/>
    <meta:user-defined meta:name="Info 1"/>
    <meta:user-defined meta:name="Info 2"/>
    <meta:user-defined meta:name="Info 3"/>
    <meta:user-defined meta:name="Info 4"/>
  </office:meta>
</office:document-meta>
</file>